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Noto Sans" svg:font-family="'Noto Sans'" style:font-family-generic="roman" style:font-pitch="variable"/>
    <style:font-face style:name="OpenSymbol" svg:font-family="OpenSymbol" style:font-charset="x-symbol"/>
    <style:font-face style:name="OpenSymbol1" svg:font-family="OpenSymbol, 'Arial Unicode MS'" style:font-family-generic="roman" style:font-pitch="variable"/>
  </office:font-face-decls>
  <office:automatic-styles>
    <style:style style:name="P1" style:family="paragraph" style:parent-style-name="Title">
      <style:paragraph-properties fo:text-align="start" style:justify-single-word="false" fo:break-before="page"/>
      <style:text-properties fo:font-size="32pt" fo:language="pl" fo:country="PL" officeooo:paragraph-rsid="001d710d" style:font-size-asian="20pt" style:font-size-complex="20pt"/>
    </style:style>
    <style:style style:name="P2" style:family="paragraph" style:parent-style-name="Title">
      <style:paragraph-properties fo:margin-top="0in" fo:margin-bottom="0in" style:contextual-spacing="false" fo:text-align="start" style:justify-single-word="false"/>
      <style:text-properties fo:font-size="36pt" fo:language="pl" fo:country="PL" officeooo:paragraph-rsid="00402444" style:font-size-asian="20pt" style:font-size-complex="20pt"/>
    </style:style>
    <style:style style:name="P3" style:family="paragraph" style:parent-style-name="Title">
      <style:paragraph-properties fo:margin-top="0in" fo:margin-bottom="0in" style:contextual-spacing="false" fo:text-align="start" style:justify-single-word="false"/>
      <style:text-properties fo:font-size="38pt" fo:language="pl" fo:country="PL" officeooo:paragraph-rsid="00185ceb" style:font-size-asian="20pt" style:font-size-complex="20pt"/>
    </style:style>
    <style:style style:name="P4" style:family="paragraph" style:parent-style-name="Subtitle">
      <style:paragraph-properties fo:margin-top="0in" fo:margin-bottom="0in" style:contextual-spacing="false" fo:text-align="start" style:justify-single-word="false"/>
      <style:text-properties fo:font-size="26pt" fo:language="pl" fo:country="PL" fo:font-weight="bold" officeooo:rsid="0032ca16" officeooo:paragraph-rsid="0032ca16" style:font-size-asian="18pt" style:font-weight-asian="bold" style:font-size-complex="18pt" style:font-weight-complex="bold"/>
    </style:style>
    <style:style style:name="P5" style:family="paragraph" style:parent-style-name="Standard">
      <style:paragraph-properties fo:margin-top="0in" fo:margin-bottom="0in" style:contextual-spacing="false"/>
      <style:text-properties fo:font-size="22pt" fo:language="pl" fo:country="PL" officeooo:rsid="00199bcf" officeooo:paragraph-rsid="00199bcf" style:font-size-asian="20pt" style:font-size-complex="20pt"/>
    </style:style>
    <style:style style:name="P6" style:family="paragraph" style:parent-style-name="Standard">
      <style:text-properties fo:font-size="22pt" fo:language="pl" fo:country="PL" officeooo:rsid="001d710d" officeooo:paragraph-rsid="001d710d" style:font-size-asian="20pt" style:font-size-complex="20pt"/>
    </style:style>
    <style:style style:name="P7" style:family="paragraph" style:parent-style-name="Standard" style:list-style-name="L5">
      <style:text-properties fo:font-size="22pt" fo:language="pl" fo:country="PL" officeooo:rsid="001d710d" officeooo:paragraph-rsid="001d710d" style:font-size-asian="20pt" style:font-size-complex="20pt"/>
    </style:style>
    <style:style style:name="P8" style:family="paragraph" style:parent-style-name="Standard" style:list-style-name="L6">
      <style:text-properties fo:font-size="22pt" fo:language="pl" fo:country="PL" officeooo:rsid="001d710d" officeooo:paragraph-rsid="001d710d" style:font-size-asian="20pt" style:font-size-complex="20pt"/>
    </style:style>
    <style:style style:name="P9" style:family="paragraph" style:parent-style-name="Standard" style:list-style-name="L6">
      <style:text-properties fo:font-size="22pt" fo:language="pl" fo:country="PL" officeooo:rsid="001e900d" officeooo:paragraph-rsid="001e900d" style:font-size-asian="20pt" style:font-size-complex="20pt"/>
    </style:style>
    <style:style style:name="P10" style:family="paragraph" style:parent-style-name="Standard">
      <style:text-properties fo:font-size="22pt" fo:language="pl" fo:country="PL" officeooo:rsid="001e900d" officeooo:paragraph-rsid="001e900d" style:font-size-asian="20pt" style:font-size-complex="20pt"/>
    </style:style>
    <style:style style:name="P11" style:family="paragraph" style:parent-style-name="Standard" style:list-style-name="L7">
      <style:text-properties fo:font-size="22pt" fo:language="pl" fo:country="PL" officeooo:rsid="001e900d" officeooo:paragraph-rsid="001e900d" style:font-size-asian="20pt" style:font-size-complex="20pt"/>
    </style:style>
    <style:style style:name="P12" style:family="paragraph" style:parent-style-name="Standard">
      <style:text-properties fo:font-size="22pt" fo:language="pl" fo:country="PL" officeooo:rsid="00201754" officeooo:paragraph-rsid="00201754" style:font-size-asian="20pt" style:font-size-complex="20pt"/>
    </style:style>
    <style:style style:name="P13" style:family="paragraph" style:parent-style-name="Standard" style:list-style-name="L8">
      <style:text-properties fo:font-size="22pt" fo:language="pl" fo:country="PL" officeooo:rsid="00201754" officeooo:paragraph-rsid="00201754" style:font-size-asian="20pt" style:font-size-complex="20pt"/>
    </style:style>
    <style:style style:name="P14" style:family="paragraph" style:parent-style-name="Standard" style:list-style-name="L9">
      <style:text-properties fo:font-size="22pt" fo:language="pl" fo:country="PL" officeooo:rsid="002156dc" officeooo:paragraph-rsid="002156dc" style:font-size-asian="20pt" style:font-size-complex="20pt"/>
    </style:style>
    <style:style style:name="P15" style:family="paragraph" style:parent-style-name="Standard" style:list-style-name="L9">
      <style:text-properties fo:font-size="22pt" fo:language="pl" fo:country="PL" officeooo:rsid="002156dc" officeooo:paragraph-rsid="00230203" style:font-size-asian="20pt" style:font-size-complex="20pt"/>
    </style:style>
    <style:style style:name="P16" style:family="paragraph" style:parent-style-name="Standard">
      <style:paragraph-properties fo:margin-top="0in" fo:margin-bottom="0in" style:contextual-spacing="false" fo:text-align="start" style:justify-single-word="false"/>
      <style:text-properties fo:font-size="24pt" fo:language="pl" fo:country="PL" officeooo:rsid="00199bcf" officeooo:paragraph-rsid="00199bcf" style:font-size-asian="20pt" style:font-size-complex="20pt"/>
    </style:style>
    <style:style style:name="P17" style:family="paragraph" style:parent-style-name="Standard">
      <style:paragraph-properties fo:margin-top="0in" fo:margin-bottom="0in" style:contextual-spacing="false"/>
      <style:text-properties fo:font-size="24pt" fo:language="pl" fo:country="PL" officeooo:rsid="00199bcf" officeooo:paragraph-rsid="00199bcf" style:font-size-asian="20pt" style:font-size-complex="20pt"/>
    </style:style>
    <style:style style:name="P18" style:family="paragraph" style:parent-style-name="Standard" style:list-style-name="L1">
      <style:paragraph-properties fo:margin-top="0in" fo:margin-bottom="0in" style:contextual-spacing="false"/>
      <style:text-properties fo:font-size="24pt" fo:language="pl" fo:country="PL" officeooo:rsid="00199bcf" officeooo:paragraph-rsid="00199bcf" style:font-size-asian="20pt" style:font-size-complex="20pt"/>
    </style:style>
    <style:style style:name="P19" style:family="paragraph" style:parent-style-name="Standard">
      <style:paragraph-properties fo:margin-top="0in" fo:margin-bottom="0in" style:contextual-spacing="false"/>
      <style:text-properties fo:font-size="24pt" fo:language="pl" fo:country="PL" fo:font-style="italic" fo:font-weight="bold" officeooo:rsid="00199bcf" officeooo:paragraph-rsid="00199bcf" style:font-size-asian="20pt" style:font-style-asian="italic" style:font-weight-asian="bold" style:font-size-complex="20pt" style:font-style-complex="italic" style:font-weight-complex="bold"/>
    </style:style>
    <style:style style:name="P20" style:family="paragraph" style:parent-style-name="Standard" style:list-style-name="L2">
      <style:paragraph-properties fo:margin-top="0in" fo:margin-bottom="0in" style:contextual-spacing="false"/>
      <style:text-properties fo:font-size="24pt" fo:language="pl" fo:country="PL" fo:font-style="normal" fo:font-weight="normal" officeooo:rsid="00199bcf" officeooo:paragraph-rsid="00199bcf" style:font-size-asian="20pt" style:font-style-asian="normal" style:font-weight-asian="normal" style:font-size-complex="20pt" style:font-style-complex="normal" style:font-weight-complex="normal"/>
    </style:style>
    <style:style style:name="P21" style:family="paragraph" style:parent-style-name="Standard" style:list-style-name="L3">
      <style:paragraph-properties fo:margin-top="0in" fo:margin-bottom="0in" style:contextual-spacing="false"/>
      <style:text-properties fo:font-size="24pt" fo:language="pl" fo:country="PL" fo:font-style="normal" fo:font-weight="normal" officeooo:rsid="00199bcf" officeooo:paragraph-rsid="00199bcf" style:font-size-asian="20pt" style:font-style-asian="normal" style:font-weight-asian="normal" style:font-size-complex="20pt" style:font-style-complex="normal" style:font-weight-complex="normal"/>
    </style:style>
    <style:style style:name="P22" style:family="paragraph" style:parent-style-name="Standard">
      <style:paragraph-properties fo:margin-top="0in" fo:margin-bottom="0in" style:contextual-spacing="false" fo:text-align="start" style:justify-single-word="false"/>
      <style:text-properties fo:font-size="28pt" fo:language="pl" fo:country="PL" officeooo:rsid="00199bcf" officeooo:paragraph-rsid="00199bcf" style:font-size-asian="20pt" style:font-size-complex="20pt"/>
    </style:style>
    <style:style style:name="P23" style:family="paragraph" style:parent-style-name="Standard" style:list-style-name="L4">
      <style:paragraph-properties fo:margin-top="0in" fo:margin-bottom="0in" style:contextual-spacing="false"/>
      <style:text-properties fo:font-size="23pt" fo:language="pl" fo:country="PL" fo:font-style="normal" fo:font-weight="normal" officeooo:rsid="00199bcf" officeooo:paragraph-rsid="00199bcf" style:font-size-asian="17pt" style:font-style-asian="normal" style:font-weight-asian="normal" style:font-size-complex="17pt" style:font-style-complex="normal" style:font-weight-complex="normal"/>
    </style:style>
    <style:style style:name="P24" style:family="paragraph" style:parent-style-name="Text_20_body">
      <style:paragraph-properties fo:margin-top="0in" fo:margin-bottom="0in" style:contextual-spacing="false" fo:text-align="start" style:justify-single-word="false"/>
      <style:text-properties fo:font-size="16pt" fo:language="pl" fo:country="PL" fo:font-style="italic" fo:font-weight="bold" officeooo:rsid="001d710d" officeooo:paragraph-rsid="001d710d" style:font-size-asian="20pt" style:font-style-asian="italic" style:font-weight-asian="bold" style:font-size-complex="20pt" style:font-style-complex="italic" style:font-weight-complex="bold"/>
    </style:style>
    <style:style style:name="P25" style:family="paragraph" style:parent-style-name="Text_20_body">
      <style:paragraph-properties fo:margin-top="0in" fo:margin-bottom="0in" style:contextual-spacing="false" fo:text-align="start" style:justify-single-word="false"/>
      <style:text-properties fo:font-size="16pt" fo:language="pl" fo:country="PL" fo:font-style="italic" fo:font-weight="bold" officeooo:rsid="001d710d" officeooo:paragraph-rsid="002156dc" style:font-size-asian="20pt" style:font-style-asian="italic" style:font-weight-asian="bold" style:font-size-complex="20pt" style:font-style-complex="italic" style:font-weight-complex="bold"/>
    </style:style>
    <style:style style:name="P26" style:family="paragraph" style:parent-style-name="Text_20_body">
      <style:paragraph-properties fo:text-align="center" style:justify-single-word="false"/>
      <style:text-properties fo:font-size="18pt" fo:language="pl" fo:country="PL" officeooo:rsid="002410d9" officeooo:paragraph-rsid="0041d754" style:font-size-asian="20pt" style:font-size-complex="20pt"/>
    </style:style>
    <style:style style:name="P27" style:family="paragraph" style:parent-style-name="Text_20_body">
      <style:paragraph-properties fo:text-align="start" style:justify-single-word="false"/>
      <style:text-properties fo:font-size="18pt" fo:language="pl" fo:country="PL" officeooo:rsid="002410d9" officeooo:paragraph-rsid="0041d754" style:font-size-asian="20pt" style:font-size-complex="20pt"/>
    </style:style>
    <style:style style:name="P28" style:family="paragraph" style:parent-style-name="Text_20_body">
      <style:paragraph-properties fo:margin-top="0in" fo:margin-bottom="0in" style:contextual-spacing="false" fo:text-align="start" style:justify-single-word="false"/>
      <style:text-properties fo:font-size="18pt" officeooo:paragraph-rsid="0036ebb3" style:font-size-asian="18pt" style:font-size-complex="18pt"/>
    </style:style>
    <style:style style:name="P29" style:family="paragraph" style:parent-style-name="Text_20_body" style:list-style-name="L22">
      <style:paragraph-properties fo:margin-top="0in" fo:margin-bottom="0in" style:contextual-spacing="false" fo:text-align="start" style:justify-single-word="false"/>
      <style:text-properties fo:font-size="22pt" fo:language="pl" fo:country="PL" fo:font-style="normal" fo:font-weight="bold" officeooo:rsid="003cf66f" officeooo:paragraph-rsid="003cf66f" style:font-size-asian="20pt" style:font-style-asian="normal" style:font-weight-asian="bold" style:font-size-complex="20pt" style:font-style-complex="normal" style:font-weight-complex="bold"/>
    </style:style>
    <style:style style:name="P30" style:family="paragraph" style:parent-style-name="Text_20_body" style:list-style-name="L23">
      <style:paragraph-properties fo:margin-top="0in" fo:margin-bottom="0in" style:contextual-spacing="false" fo:text-align="start" style:justify-single-word="false"/>
      <style:text-properties fo:font-size="22pt" fo:language="pl" fo:country="PL" fo:font-style="normal" fo:font-weight="bold" officeooo:rsid="003cf66f" officeooo:paragraph-rsid="003cf66f" style:font-size-asian="20pt" style:font-style-asian="normal" style:font-weight-asian="bold" style:font-size-complex="20pt" style:font-style-complex="normal" style:font-weight-complex="bold"/>
    </style:style>
    <style:style style:name="P31" style:family="paragraph" style:parent-style-name="Text_20_body">
      <style:paragraph-properties fo:margin-top="0in" fo:margin-bottom="0in" style:contextual-spacing="false" fo:text-align="start" style:justify-single-word="false"/>
      <style:text-properties fo:font-size="22pt" fo:language="pl" fo:country="PL" fo:font-style="normal" fo:font-weight="bold" officeooo:rsid="003cf66f" officeooo:paragraph-rsid="003cf66f" style:font-size-asian="20pt" style:font-style-asian="normal" style:font-weight-asian="bold" style:font-size-complex="20pt" style:font-style-complex="normal" style:font-weight-complex="bold"/>
    </style:style>
    <style:style style:name="P32" style:family="paragraph" style:parent-style-name="Text_20_body">
      <style:paragraph-properties fo:margin-top="0in" fo:margin-bottom="0in" style:contextual-spacing="false" fo:text-align="start" style:justify-single-word="false"/>
      <style:text-properties fo:font-size="22pt" fo:language="pl" fo:country="PL" fo:font-style="normal" fo:font-weight="bold" officeooo:rsid="0036ebb3" officeooo:paragraph-rsid="0036ebb3" style:font-size-asian="18pt" style:font-style-asian="normal" style:font-weight-asian="bold" style:font-size-complex="18pt" style:font-style-complex="normal" style:font-weight-complex="bold"/>
    </style:style>
    <style:style style:name="P33" style:family="paragraph" style:parent-style-name="Text_20_body" style:list-style-name="L11">
      <style:paragraph-properties fo:margin-top="0in" fo:margin-bottom="0in" style:contextual-spacing="false" fo:text-align="start" style:justify-single-word="false"/>
      <style:text-properties fo:font-size="22pt" fo:language="pl" fo:country="PL" fo:font-style="normal" fo:font-weight="bold" officeooo:rsid="0033093e" officeooo:paragraph-rsid="0033093e" style:font-size-asian="18pt" style:font-style-asian="normal" style:font-weight-asian="bold" style:font-size-complex="18pt" style:font-style-complex="normal" style:font-weight-complex="bold"/>
    </style:style>
    <style:style style:name="P34" style:family="paragraph" style:parent-style-name="Text_20_body" style:list-style-name="L12">
      <style:paragraph-properties fo:margin-top="0in" fo:margin-bottom="0in" style:contextual-spacing="false" fo:text-align="start" style:justify-single-word="false"/>
      <style:text-properties fo:font-size="22pt" fo:language="pl" fo:country="PL" fo:font-style="normal" fo:font-weight="bold" officeooo:rsid="0033093e" officeooo:paragraph-rsid="0033093e" style:font-size-asian="18pt" style:font-style-asian="normal" style:font-weight-asian="bold" style:font-size-complex="18pt" style:font-style-complex="normal" style:font-weight-complex="bold"/>
    </style:style>
    <style:style style:name="P35" style:family="paragraph" style:parent-style-name="Text_20_body" style:list-style-name="L13">
      <style:paragraph-properties fo:margin-top="0in" fo:margin-bottom="0in" style:contextual-spacing="false" fo:text-align="start" style:justify-single-word="false"/>
      <style:text-properties fo:font-size="22pt" fo:language="pl" fo:country="PL" fo:font-style="normal" fo:font-weight="bold" officeooo:rsid="0033093e" officeooo:paragraph-rsid="0033093e" style:font-size-asian="18pt" style:font-style-asian="normal" style:font-weight-asian="bold" style:font-size-complex="18pt" style:font-style-complex="normal" style:font-weight-complex="bold"/>
    </style:style>
    <style:style style:name="P36" style:family="paragraph" style:parent-style-name="Text_20_body">
      <style:paragraph-properties fo:margin-top="0in" fo:margin-bottom="0in" style:contextual-spacing="false" fo:text-align="start" style:justify-single-word="false"/>
      <style:text-properties fo:font-size="22pt" fo:language="pl" fo:country="PL" fo:font-style="normal" fo:font-weight="bold" officeooo:rsid="00348589" officeooo:paragraph-rsid="00348589" style:font-size-asian="18pt" style:font-style-asian="normal" style:font-weight-asian="bold" style:font-size-complex="18pt" style:font-style-complex="normal" style:font-weight-complex="bold"/>
    </style:style>
    <style:style style:name="P37" style:family="paragraph" style:parent-style-name="Text_20_body">
      <style:paragraph-properties fo:margin-top="0in" fo:margin-bottom="0in" style:contextual-spacing="false" fo:text-align="start" style:justify-single-word="false"/>
      <style:text-properties fo:font-size="22pt" fo:language="pl" fo:country="PL" fo:font-style="normal" fo:font-weight="bold" officeooo:rsid="0035a29c" officeooo:paragraph-rsid="0035a29c" style:font-size-asian="18pt" style:font-style-asian="normal" style:font-weight-asian="bold" style:font-size-complex="18pt" style:font-style-complex="normal" style:font-weight-complex="bold"/>
    </style:style>
    <style:style style:name="P38" style:family="paragraph" style:parent-style-name="Text_20_body">
      <style:paragraph-properties fo:margin-top="0in" fo:margin-bottom="0in" style:contextual-spacing="false" fo:text-align="start" style:justify-single-word="false"/>
      <style:text-properties fo:font-size="22pt" fo:language="pl" fo:country="PL" fo:font-style="normal" fo:font-weight="bold" officeooo:rsid="00380889" officeooo:paragraph-rsid="00380889" style:font-size-asian="18pt" style:font-style-asian="normal" style:font-weight-asian="bold" style:font-size-complex="18pt" style:font-style-complex="normal" style:font-weight-complex="bold"/>
    </style:style>
    <style:style style:name="P39" style:family="paragraph" style:parent-style-name="Text_20_body">
      <style:paragraph-properties fo:margin-top="0in" fo:margin-bottom="0in" style:contextual-spacing="false" fo:text-align="start" style:justify-single-word="false"/>
      <style:text-properties fo:font-size="22pt" fo:language="pl" fo:country="PL" fo:font-style="normal" fo:font-weight="bold" officeooo:rsid="00380889" officeooo:paragraph-rsid="0039040a" style:font-size-asian="18pt" style:font-style-asian="normal" style:font-weight-asian="bold" style:font-size-complex="18pt" style:font-style-complex="normal" style:font-weight-complex="bold"/>
    </style:style>
    <style:style style:name="P40" style:family="paragraph" style:parent-style-name="Text_20_body">
      <style:paragraph-properties fo:margin-top="0in" fo:margin-bottom="0in" style:contextual-spacing="false" fo:text-align="start" style:justify-single-word="false"/>
      <style:text-properties fo:font-size="22pt" fo:language="pl" fo:country="PL" fo:font-style="normal" fo:font-weight="bold" officeooo:rsid="0039040a" officeooo:paragraph-rsid="0039040a" style:font-size-asian="18pt" style:font-style-asian="normal" style:font-weight-asian="bold" style:font-size-complex="18pt" style:font-style-complex="normal" style:font-weight-complex="bold"/>
    </style:style>
    <style:style style:name="P41" style:family="paragraph" style:parent-style-name="Text_20_body" style:master-page-name="">
      <loext:graphic-properties draw:fill="none"/>
      <style:paragraph-properties fo:margin-left="0in" fo:margin-right="0in" fo:margin-top="0in" fo:margin-bottom="0in" style:contextual-spacing="false" fo:line-height="115%" fo:text-align="start" style:justify-single-word="false" fo:text-indent="0in" style:auto-text-indent="false" style:page-number="auto" fo:background-color="transparent"/>
      <style:text-properties fo:font-size="22pt" fo:language="pl" fo:country="PL" fo:font-style="normal" fo:font-weight="bold" officeooo:rsid="0039040a" officeooo:paragraph-rsid="0039040a" style:font-size-asian="18pt" style:font-style-asian="normal" style:font-weight-asian="bold" style:font-size-complex="18pt" style:font-style-complex="normal" style:font-weight-complex="bold"/>
    </style:style>
    <style:style style:name="P42" style:family="paragraph" style:parent-style-name="Text_20_body" style:list-style-name="L20">
      <loext:graphic-properties draw:fill="none"/>
      <style:paragraph-properties fo:margin-left="0in" fo:margin-right="0in" fo:margin-top="0in" fo:margin-bottom="0in" style:contextual-spacing="false" fo:line-height="115%" fo:text-align="start" style:justify-single-word="false" fo:text-indent="0in" style:auto-text-indent="false" fo:background-color="transparent"/>
      <style:text-properties fo:font-size="22pt" fo:language="pl" fo:country="PL" fo:font-style="normal" fo:font-weight="bold" officeooo:rsid="0039040a" officeooo:paragraph-rsid="0039040a" style:font-size-asian="18pt" style:font-style-asian="normal" style:font-weight-asian="bold" style:font-size-complex="18pt" style:font-style-complex="normal" style:font-weight-complex="bold"/>
    </style:style>
    <style:style style:name="P43" style:family="paragraph" style:parent-style-name="Text_20_body" style:list-style-name="L14">
      <style:paragraph-properties fo:margin-top="0in" fo:margin-bottom="0in" style:contextual-spacing="false" fo:text-align="start" style:justify-single-word="false"/>
      <style:text-properties fo:font-size="22pt" fo:language="pl" fo:country="PL" fo:font-style="normal" fo:font-weight="normal" officeooo:rsid="00348589" officeooo:paragraph-rsid="00348589" style:font-size-asian="18pt" style:font-style-asian="normal" style:font-weight-asian="normal" style:font-size-complex="18pt" style:font-style-complex="normal" style:font-weight-complex="normal"/>
    </style:style>
    <style:style style:name="P44" style:family="paragraph" style:parent-style-name="Text_20_body">
      <style:paragraph-properties fo:margin-top="0in" fo:margin-bottom="0in" style:contextual-spacing="false" fo:text-align="start" style:justify-single-word="false"/>
      <style:text-properties fo:font-size="22pt" fo:language="pl" fo:country="PL" fo:font-style="normal" fo:font-weight="normal" officeooo:rsid="00348589" officeooo:paragraph-rsid="00348589" style:font-size-asian="18pt" style:font-style-asian="normal" style:font-weight-asian="normal" style:font-size-complex="18pt" style:font-style-complex="normal" style:font-weight-complex="normal"/>
    </style:style>
    <style:style style:name="P45" style:family="paragraph" style:parent-style-name="Text_20_body" style:list-style-name="L15">
      <style:paragraph-properties fo:margin-top="0in" fo:margin-bottom="0in" style:contextual-spacing="false" fo:text-align="start" style:justify-single-word="false"/>
      <style:text-properties fo:font-size="22pt" fo:language="pl" fo:country="PL" fo:font-style="normal" fo:font-weight="normal" officeooo:rsid="0036ebb3" officeooo:paragraph-rsid="0036ebb3" style:font-size-asian="18pt" style:font-style-asian="normal" style:font-weight-asian="normal" style:font-size-complex="18pt" style:font-style-complex="normal" style:font-weight-complex="normal"/>
    </style:style>
    <style:style style:name="P46" style:family="paragraph" style:parent-style-name="Text_20_body" style:list-style-name="L16">
      <style:paragraph-properties fo:margin-top="0in" fo:margin-bottom="0in" style:contextual-spacing="false" fo:text-align="start" style:justify-single-word="false"/>
      <style:text-properties fo:font-size="22pt" fo:language="pl" fo:country="PL" fo:font-style="normal" fo:font-weight="normal" officeooo:rsid="0036ebb3" officeooo:paragraph-rsid="0036ebb3" style:font-size-asian="18pt" style:font-style-asian="normal" style:font-weight-asian="normal" style:font-size-complex="18pt" style:font-style-complex="normal" style:font-weight-complex="normal"/>
    </style:style>
    <style:style style:name="P47" style:family="paragraph" style:parent-style-name="Text_20_body" style:list-style-name="L17">
      <style:paragraph-properties fo:margin-top="0in" fo:margin-bottom="0in" style:contextual-spacing="false" fo:text-align="start" style:justify-single-word="false"/>
      <style:text-properties fo:font-size="22pt" fo:language="pl" fo:country="PL" fo:font-style="normal" fo:font-weight="normal" officeooo:rsid="00380889" officeooo:paragraph-rsid="00380889" style:font-size-asian="18pt" style:font-style-asian="normal" style:font-weight-asian="normal" style:font-size-complex="18pt" style:font-style-complex="normal" style:font-weight-complex="normal"/>
    </style:style>
    <style:style style:name="P48" style:family="paragraph" style:parent-style-name="Text_20_body" style:list-style-name="L18">
      <style:paragraph-properties fo:margin-top="0in" fo:margin-bottom="0in" style:contextual-spacing="false" fo:text-align="start" style:justify-single-word="false"/>
      <style:text-properties fo:font-size="22pt" fo:language="pl" fo:country="PL" fo:font-style="normal" fo:font-weight="normal" officeooo:rsid="0039040a" officeooo:paragraph-rsid="0039040a" style:font-size-asian="18pt" style:font-style-asian="normal" style:font-weight-asian="normal" style:font-size-complex="18pt" style:font-style-complex="normal" style:font-weight-complex="normal"/>
    </style:style>
    <style:style style:name="P49" style:family="paragraph" style:parent-style-name="Text_20_body" style:list-style-name="L19">
      <style:paragraph-properties fo:margin-top="0in" fo:margin-bottom="0in" style:contextual-spacing="false" fo:text-align="start" style:justify-single-word="false"/>
      <style:text-properties fo:font-size="22pt" fo:language="pl" fo:country="PL" fo:font-style="normal" fo:font-weight="normal" officeooo:rsid="0039040a" officeooo:paragraph-rsid="0039040a" style:font-size-asian="18pt" style:font-style-asian="normal" style:font-weight-asian="normal" style:font-size-complex="18pt" style:font-style-complex="normal" style:font-weight-complex="normal"/>
    </style:style>
    <style:style style:name="P50" style:family="paragraph" style:parent-style-name="Text_20_body" style:list-style-name="L20">
      <loext:graphic-properties draw:fill="none"/>
      <style:paragraph-properties fo:margin-left="0in" fo:margin-right="0in" fo:margin-top="0in" fo:margin-bottom="0in" style:contextual-spacing="false" fo:line-height="115%" fo:text-align="start" style:justify-single-word="false" fo:text-indent="0in" style:auto-text-indent="false" fo:background-color="transparent"/>
      <style:text-properties fo:font-size="22pt" fo:language="pl" fo:country="PL" fo:font-style="normal" fo:font-weight="normal" officeooo:rsid="0039040a" officeooo:paragraph-rsid="0039040a" style:font-size-asian="18pt" style:font-style-asian="normal" style:font-weight-asian="normal" style:font-size-complex="18pt" style:font-style-complex="normal" style:font-weight-complex="normal"/>
    </style:style>
    <style:style style:name="P51" style:family="paragraph" style:parent-style-name="Text_20_body" style:list-style-name="L20">
      <loext:graphic-properties draw:fill="none"/>
      <style:paragraph-properties fo:margin-left="0in" fo:margin-right="0in" fo:margin-top="0in" fo:margin-bottom="0in" style:contextual-spacing="false" fo:line-height="115%" fo:text-align="start" style:justify-single-word="false" fo:text-indent="0in" style:auto-text-indent="false" fo:background-color="transparent"/>
      <style:text-properties fo:font-size="22pt" fo:language="pl" fo:country="PL" fo:font-style="normal" fo:font-weight="normal" officeooo:rsid="0039040a" officeooo:paragraph-rsid="003a2cfa" style:font-size-asian="18pt" style:font-style-asian="normal" style:font-weight-asian="normal" style:font-size-complex="18pt" style:font-style-complex="normal" style:font-weight-complex="normal"/>
    </style:style>
    <style:style style:name="P52" style:family="paragraph" style:parent-style-name="Text_20_body">
      <style:paragraph-properties fo:margin-top="0in" fo:margin-bottom="0in" style:contextual-spacing="false" fo:text-align="start" style:justify-single-word="false"/>
      <style:text-properties fo:font-size="22pt" fo:language="pl" fo:country="PL" fo:font-style="normal" fo:font-weight="normal" officeooo:rsid="003cf66f" officeooo:paragraph-rsid="003cf66f" style:font-size-asian="20pt" style:font-style-asian="normal" style:font-weight-asian="normal" style:font-size-complex="20pt" style:font-style-complex="normal" style:font-weight-complex="normal"/>
    </style:style>
    <style:style style:name="P53" style:family="paragraph" style:parent-style-name="Text_20_body">
      <style:paragraph-properties fo:margin-top="0in" fo:margin-bottom="0in" style:contextual-spacing="false" fo:text-align="start" style:justify-single-word="false"/>
      <style:text-properties fo:font-size="22pt" fo:language="pl" fo:country="PL" fo:font-weight="normal" officeooo:rsid="0032ca16" officeooo:paragraph-rsid="0032ca16" style:font-size-asian="18pt" style:font-weight-asian="normal" style:font-size-complex="18pt" style:font-weight-complex="normal"/>
    </style:style>
    <style:style style:name="P54" style:family="paragraph" style:parent-style-name="Text_20_body" style:list-style-name="L24">
      <style:paragraph-properties fo:margin-top="0in" fo:margin-bottom="0in" style:contextual-spacing="false" fo:text-align="start" style:justify-single-word="false"/>
      <style:text-properties fo:font-size="20pt" fo:language="pl" fo:country="PL" fo:font-style="normal" fo:font-weight="normal" officeooo:rsid="003cf66f" officeooo:paragraph-rsid="003cf66f" style:font-size-asian="20pt" style:font-style-asian="normal" style:font-weight-asian="normal" style:font-size-complex="20pt" style:font-style-complex="normal" style:font-weight-complex="normal"/>
    </style:style>
    <style:style style:name="P55" style:family="paragraph" style:parent-style-name="Text_20_body" style:list-style-name="L24">
      <style:paragraph-properties fo:margin-top="0in" fo:margin-bottom="0in" style:contextual-spacing="false" fo:text-align="start" style:justify-single-word="false"/>
      <style:text-properties fo:font-size="20pt" fo:language="pl" fo:country="PL" fo:font-style="normal" fo:font-weight="normal" officeooo:rsid="003cf66f" officeooo:paragraph-rsid="003ec0c0" style:font-size-asian="20pt" style:font-style-asian="normal" style:font-weight-asian="normal" style:font-size-complex="20pt" style:font-style-complex="normal" style:font-weight-complex="normal"/>
    </style:style>
    <style:style style:name="P56" style:family="paragraph" style:parent-style-name="Text_20_body">
      <style:paragraph-properties fo:margin-top="0in" fo:margin-bottom="0in" style:contextual-spacing="false" fo:text-align="start" style:justify-single-word="false"/>
      <style:text-properties fo:font-size="20pt" fo:language="pl" fo:country="PL" fo:font-style="normal" fo:font-weight="normal" officeooo:rsid="003cf66f" officeooo:paragraph-rsid="003cf66f" style:font-size-asian="20pt" style:font-style-asian="normal" style:font-weight-asian="normal" style:font-size-complex="20pt" style:font-style-complex="normal" style:font-weight-complex="normal"/>
    </style:style>
    <style:style style:name="P57" style:family="paragraph" style:parent-style-name="Text_20_body" style:list-style-name="L25">
      <style:paragraph-properties fo:margin-top="0in" fo:margin-bottom="0in" style:contextual-spacing="false" fo:text-align="start" style:justify-single-word="false"/>
      <style:text-properties fo:font-size="20pt" fo:language="pl" fo:country="PL" fo:font-style="normal" fo:font-weight="normal" officeooo:rsid="004020b7" officeooo:paragraph-rsid="004020b7" style:font-size-asian="20pt" style:font-style-asian="normal" style:font-weight-asian="normal" style:font-size-complex="20pt" style:font-style-complex="normal" style:font-weight-complex="normal"/>
    </style:style>
    <style:style style:name="P58" style:family="paragraph" style:parent-style-name="Text_20_body" style:list-style-name="L26">
      <style:paragraph-properties fo:margin-top="0in" fo:margin-bottom="0in" style:contextual-spacing="false" fo:text-align="start" style:justify-single-word="false"/>
      <style:text-properties fo:font-size="20pt" fo:language="pl" fo:country="PL" fo:font-style="normal" fo:font-weight="normal" officeooo:rsid="004020b7" officeooo:paragraph-rsid="004020b7" style:font-size-asian="20pt" style:font-style-asian="normal" style:font-weight-asian="normal" style:font-size-complex="20pt" style:font-style-complex="normal" style:font-weight-complex="normal"/>
    </style:style>
    <style:style style:name="P59" style:family="paragraph" style:parent-style-name="Text_20_body">
      <style:paragraph-properties fo:margin-top="0in" fo:margin-bottom="0in" style:contextual-spacing="false" fo:text-align="start" style:justify-single-word="false"/>
      <style:text-properties fo:font-size="20pt" fo:language="pl" fo:country="PL" fo:font-style="normal" fo:font-weight="normal" officeooo:rsid="004020b7" officeooo:paragraph-rsid="004020b7" style:font-size-asian="20pt" style:font-style-asian="normal" style:font-weight-asian="normal" style:font-size-complex="20pt" style:font-style-complex="normal" style:font-weight-complex="normal"/>
    </style:style>
    <style:style style:name="P60" style:family="paragraph" style:parent-style-name="Text_20_body">
      <style:paragraph-properties fo:text-align="start" style:justify-single-word="false"/>
      <style:text-properties fo:font-size="20pt" fo:language="pl" fo:country="PL" officeooo:rsid="003a718d" officeooo:paragraph-rsid="003a718d" style:font-size-asian="20pt" style:font-size-complex="20pt"/>
    </style:style>
    <style:style style:name="P61" style:family="paragraph" style:parent-style-name="Text_20_body" style:list-style-name="L25">
      <style:paragraph-properties fo:margin-top="0in" fo:margin-bottom="0in" style:contextual-spacing="false" fo:text-align="start" style:justify-single-word="false"/>
      <style:text-properties officeooo:paragraph-rsid="004020b7"/>
    </style:style>
    <style:style style:name="P62" style:family="paragraph" style:parent-style-name="Text_20_body">
      <style:paragraph-properties fo:margin-top="0in" fo:margin-bottom="0in" style:contextual-spacing="false" fo:text-align="start" style:justify-single-word="false"/>
      <style:text-properties fo:font-size="24pt" fo:language="pl" fo:country="PL" fo:font-style="normal" fo:font-weight="bold" officeooo:rsid="0036ebb3" officeooo:paragraph-rsid="0036ebb3" style:font-size-asian="18pt" style:font-style-asian="normal" style:font-weight-asian="bold" style:font-size-complex="18pt" style:font-style-complex="normal" style:font-weight-complex="bold"/>
    </style:style>
    <style:style style:name="P63" style:family="paragraph" style:parent-style-name="Text_20_body">
      <style:paragraph-properties fo:margin-top="0in" fo:margin-bottom="0in" style:contextual-spacing="false" fo:text-align="start" style:justify-single-word="false"/>
      <style:text-properties fo:font-size="24pt" fo:language="pl" fo:country="PL" fo:font-style="normal" fo:font-weight="bold" officeooo:rsid="003cf66f" officeooo:paragraph-rsid="003cf66f" style:font-size-asian="20pt" style:font-style-asian="normal" style:font-weight-asian="bold" style:font-size-complex="20pt" style:font-style-complex="normal" style:font-weight-complex="bold"/>
    </style:style>
    <style:style style:name="P64" style:family="paragraph" style:parent-style-name="Text_20_body">
      <style:paragraph-properties fo:margin-top="0in" fo:margin-bottom="0in" style:contextual-spacing="false" fo:text-align="start" style:justify-single-word="false"/>
      <style:text-properties fo:font-size="24pt" fo:language="pl" fo:country="PL" fo:font-style="normal" fo:font-weight="bold" officeooo:rsid="004020b7" officeooo:paragraph-rsid="004020b7" style:font-size-asian="20pt" style:font-style-asian="normal" style:font-weight-asian="bold" style:font-size-complex="20pt" style:font-style-complex="normal" style:font-weight-complex="bold"/>
    </style:style>
    <style:style style:name="P65" style:family="paragraph" style:parent-style-name="Text_20_body">
      <style:paragraph-properties fo:text-align="start" style:justify-single-word="false"/>
      <style:text-properties fo:font-size="26pt" fo:language="pl" fo:country="PL" officeooo:rsid="001d710d" officeooo:paragraph-rsid="002156dc" style:font-size-asian="20pt" style:font-size-complex="20pt"/>
    </style:style>
    <style:style style:name="P66" style:family="paragraph" style:parent-style-name="Text_20_body">
      <style:paragraph-properties fo:text-align="start" style:justify-single-word="false"/>
      <style:text-properties fo:font-size="26pt" fo:language="pl" fo:country="PL" officeooo:rsid="001d710d" officeooo:paragraph-rsid="002410d9" style:font-size-asian="20pt" style:font-size-complex="20pt"/>
    </style:style>
    <style:style style:name="P67" style:family="paragraph" style:parent-style-name="Text_20_body">
      <style:text-properties fo:font-size="26pt" fo:language="pl" fo:country="PL" officeooo:rsid="002156dc" officeooo:paragraph-rsid="002156dc" style:font-size-asian="20pt" style:font-size-complex="20pt"/>
    </style:style>
    <style:style style:name="P68" style:family="paragraph" style:parent-style-name="Text_20_body" style:list-style-name="L10">
      <style:text-properties fo:font-size="26pt" fo:language="pl" fo:country="PL" officeooo:rsid="002156dc" officeooo:paragraph-rsid="002156dc" style:font-size-asian="20pt" style:font-size-complex="20pt"/>
    </style:style>
    <style:style style:name="P69" style:family="paragraph" style:parent-style-name="Text_20_body">
      <style:paragraph-properties fo:text-align="center" style:justify-single-word="false"/>
      <style:text-properties fo:font-size="26pt" fo:language="pl" fo:country="PL" officeooo:rsid="002410d9" officeooo:paragraph-rsid="002410d9" style:font-size-asian="20pt" style:font-size-complex="20pt"/>
    </style:style>
    <style:style style:name="P70" style:family="paragraph" style:parent-style-name="Text_20_body">
      <style:paragraph-properties fo:text-align="start" style:justify-single-word="false"/>
      <style:text-properties fo:font-size="26pt" fo:language="pl" fo:country="PL" fo:font-weight="bold" officeooo:rsid="003a718d" officeooo:paragraph-rsid="003a718d" style:font-size-asian="20pt" style:font-weight-asian="bold" style:font-size-complex="20pt" style:font-weight-complex="bold"/>
    </style:style>
    <style:style style:name="P71" style:family="paragraph" style:parent-style-name="Text_20_body">
      <style:paragraph-properties fo:text-align="start" style:justify-single-word="false"/>
      <style:text-properties fo:font-size="26pt" fo:language="pl" fo:country="PL" fo:font-weight="bold" officeooo:rsid="00402444" officeooo:paragraph-rsid="00402444" style:font-size-asian="20pt" style:font-weight-asian="bold" style:font-size-complex="20pt" style:font-weight-complex="bold"/>
    </style:style>
    <style:style style:name="P72" style:family="paragraph" style:parent-style-name="Text_20_body" style:list-style-name="L21">
      <loext:graphic-properties draw:fill="none"/>
      <style:paragraph-properties fo:margin-left="0.1in" fo:margin-right="0in" fo:margin-top="0in" fo:margin-bottom="0in" style:contextual-spacing="false" fo:line-height="115%" fo:text-align="start" style:justify-single-word="false" fo:text-indent="0in" style:auto-text-indent="false" fo:background-color="transparent"/>
      <style:text-properties fo:font-size="26pt" fo:language="pl" fo:country="PL" fo:font-weight="bold" officeooo:rsid="00402444" officeooo:paragraph-rsid="00402444" style:font-size-asian="20pt" style:font-weight-asian="bold" style:font-size-complex="20pt" style:font-weight-complex="bold"/>
    </style:style>
    <style:style style:name="P73" style:family="paragraph" style:parent-style-name="Text_20_body" style:list-style-name="L21" style:master-page-name="">
      <loext:graphic-properties draw:fill="none"/>
      <style:paragraph-properties fo:margin-left="0.1in" fo:margin-right="0in" fo:margin-top="0in" fo:margin-bottom="0in" style:contextual-spacing="false" fo:line-height="115%" fo:text-align="start" style:justify-single-word="false" fo:text-indent="0in" style:auto-text-indent="false" style:page-number="auto" fo:background-color="transparent"/>
      <style:text-properties fo:font-size="26pt" fo:language="pl" fo:country="PL" fo:font-weight="bold" officeooo:rsid="00402444" officeooo:paragraph-rsid="00402444" style:font-size-asian="20pt" style:font-weight-asian="bold" style:font-size-complex="20pt" style:font-weight-complex="bold"/>
    </style:style>
    <style:style style:name="P74" style:family="paragraph" style:parent-style-name="Text_20_body" style:list-style-name="L21">
      <loext:graphic-properties draw:fill="none"/>
      <style:paragraph-properties fo:margin-left="0in" fo:margin-right="0in" fo:margin-top="0in" fo:margin-bottom="0in" style:contextual-spacing="false" fo:line-height="115%" fo:text-align="start" style:justify-single-word="false" fo:text-indent="0in" style:auto-text-indent="false" fo:background-color="transparent"/>
      <style:text-properties fo:font-size="26pt" fo:language="pl" fo:country="PL" fo:font-weight="bold" officeooo:rsid="00402444" officeooo:paragraph-rsid="00402444" style:font-size-asian="20pt" style:font-weight-asian="bold" style:font-size-complex="20pt" style:font-weight-complex="bold"/>
    </style:style>
    <style:style style:name="P75" style:family="paragraph" style:parent-style-name="Text_20_body">
      <style:paragraph-properties fo:margin-top="0in" fo:margin-bottom="0in" style:contextual-spacing="false" fo:text-align="start" style:justify-single-word="false" fo:break-before="page"/>
      <style:text-properties fo:font-size="26pt" fo:language="pl" fo:country="PL" fo:font-weight="bold" officeooo:rsid="003cf66f" officeooo:paragraph-rsid="003cf66f" style:font-size-asian="20pt" style:font-weight-asian="bold" style:font-size-complex="20pt" style:font-weight-complex="bold"/>
    </style:style>
    <style:style style:name="P76" style:family="paragraph" style:parent-style-name="Text_20_body">
      <style:paragraph-properties fo:text-align="center" style:justify-single-word="false"/>
      <style:text-properties style:font-name="Liberation Serif" fo:font-size="20pt" fo:language="pl" fo:country="PL" fo:font-style="italic" fo:font-weight="bold" officeooo:rsid="00185ceb" officeooo:paragraph-rsid="002410d9" style:font-size-asian="20pt" style:font-style-asian="italic" style:font-weight-asian="bold" style:font-size-complex="20pt" style:font-style-complex="italic" style:font-weight-complex="bold"/>
    </style:style>
    <style:style style:name="P77" style:family="paragraph" style:parent-style-name="Text_20_body">
      <style:paragraph-properties fo:text-align="start" style:justify-single-word="false"/>
      <style:text-properties fo:font-size="28pt" fo:language="pl" fo:country="PL" officeooo:rsid="003a718d" officeooo:paragraph-rsid="003a718d" style:font-size-asian="20pt" style:font-size-complex="20pt"/>
    </style:style>
    <style:style style:name="P78" style:family="paragraph" style:parent-style-name="Text_20_body">
      <style:paragraph-properties fo:margin-top="0in" fo:margin-bottom="0in" style:contextual-spacing="false" fo:text-align="start" style:justify-single-word="false"/>
      <style:text-properties fo:font-size="30pt" fo:language="pl" fo:country="PL" fo:font-style="italic" fo:font-weight="bold" officeooo:rsid="003a718d" officeooo:paragraph-rsid="003a718d" style:font-size-asian="20pt" style:font-style-asian="italic" style:font-weight-asian="bold" style:font-size-complex="20pt" style:font-style-complex="italic" style:font-weight-complex="bold"/>
    </style:style>
    <style:style style:name="P79" style:family="paragraph">
      <style:paragraph-properties fo:text-align="center"/>
    </style:style>
    <style:style style:name="P80" style:family="paragraph">
      <style:paragraph-properties fo:margin-left="0in" fo:margin-right="0in" fo:margin-top="0in" fo:margin-bottom="0in" fo:line-height="100%" fo:text-align="center" fo:text-indent="0in" style:text-autospace="ideograph-alpha" style:punctuation-wrap="hanging" style:line-break="strict" style:writing-mode="lr-tb">
        <style:tab-stops/>
      </style:paragraph-properties>
      <style:text-properties fo:hyphenate="false" loext:hyphenation-no-caps="false" loext:hyphenation-no-last-word="false"/>
    </style:style>
    <style:style style:name="P81" style:family="paragraph">
      <style:paragraph-properties fo:margin-left="0in" fo:margin-right="0in" fo:margin-top="0in" fo:margin-bottom="0in" fo:line-height="100%" fo:text-align="center" fo:text-indent="0in" style:text-autospace="ideograph-alpha" style:punctuation-wrap="hanging" style:line-break="strict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erif" fo:font-size="12pt" fo:letter-spacing="normal" fo:language="pl" fo:country="PL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DejaVu Sans" style:font-size-asian="10.5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P82" style:family="paragraph">
      <style:paragraph-properties fo:margin-left="0in" fo:margin-right="0in" fo:margin-top="0in" fo:margin-bottom="0in" fo:line-height="100%" fo:text-align="center" fo:text-indent="0in" style:text-autospace="ideograph-alpha" style:punctuation-wrap="hanging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pl" fo:country="PL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ejaVu Sans" style:font-size-asian="10.5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P83" style:family="paragraph">
      <loext:graphic-properties draw:fill-color="#ffffff"/>
      <style:paragraph-properties fo:margin-left="0in" fo:margin-right="0in" fo:margin-top="0in" fo:margin-bottom="0in" fo:line-height="100%" fo:text-align="center" fo:text-indent="0in" style:text-autospace="ideograph-alpha" style:punctuation-wrap="hanging" style:line-break="strict" style:writing-mode="lr-tb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erif" fo:font-size="12pt" fo:letter-spacing="normal" fo:language="pl" fo:country="PL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ejaVu Sans" style:font-size-asian="10.5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P84" style:family="paragraph">
      <loext:graphic-properties draw:fill="none" draw:fill-color="#ffffff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20pt" officeooo:rsid="00185ceb" style:font-size-asian="20pt" style:font-size-complex="20pt"/>
    </style:style>
    <style:style style:name="T3" style:family="text">
      <style:text-properties fo:font-size="20pt" officeooo:rsid="00199bcf" style:font-size-asian="20pt" style:font-size-complex="20pt"/>
    </style:style>
    <style:style style:name="T4" style:family="text">
      <style:text-properties fo:font-size="20pt" officeooo:rsid="001d710d" style:font-size-asian="20pt" style:font-size-complex="20pt"/>
    </style:style>
    <style:style style:name="T5" style:family="text">
      <style:text-properties fo:font-size="20pt" officeooo:rsid="002156dc" style:font-size-asian="20pt" style:font-size-complex="20pt"/>
    </style:style>
    <style:style style:name="T6" style:family="text">
      <style:text-properties fo:font-size="20pt" officeooo:rsid="00402444" style:font-size-asian="20pt" style:font-size-complex="20pt"/>
    </style:style>
    <style:style style:name="T7" style:family="text">
      <style:text-properties fo:font-size="20pt" officeooo:rsid="0041d754" style:font-size-asian="20pt" style:font-size-complex="20pt"/>
    </style:style>
    <style:style style:name="T8" style:family="text">
      <style:text-properties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9" style:family="text">
      <style:text-properties fo:font-size="20pt" fo:font-style="italic" fo:font-weight="bold" officeooo:rsid="002156dc" style:font-size-asian="20pt" style:font-style-asian="italic" style:font-weight-asian="bold" style:font-size-complex="20pt" style:font-style-complex="italic" style:font-weight-complex="bold"/>
    </style:style>
    <style:style style:name="T10" style:family="text">
      <style:text-properties fo:font-size="20pt" fo:font-style="italic" fo:font-weight="bold" officeooo:rsid="002410d9" style:font-size-asian="20pt" style:font-style-asian="italic" style:font-weight-asian="bold" style:font-size-complex="20pt" style:font-style-complex="italic" style:font-weight-complex="bold"/>
    </style:style>
    <style:style style:name="T11" style:family="text">
      <style:text-properties fo:font-size="20pt" fo:font-style="italic" fo:font-weight="bold" officeooo:rsid="00185ceb" style:font-size-asian="20pt" style:font-style-asian="italic" style:font-weight-asian="bold" style:font-size-complex="20pt" style:font-style-complex="italic" style:font-weight-complex="bold"/>
    </style:style>
    <style:style style:name="T12" style:family="text">
      <style:text-properties fo:font-size="20pt" fo:font-style="italic" fo:font-weight="bold" officeooo:rsid="001d710d" style:font-size-asian="20pt" style:font-style-asian="italic" style:font-weight-asian="bold" style:font-size-complex="20pt" style:font-style-complex="italic" style:font-weight-complex="bold"/>
    </style:style>
    <style:style style:name="T13" style:family="text">
      <style:text-properties fo:font-size="20pt" fo:font-style="italic" fo:font-weight="bold" style:font-style-asian="italic" style:font-weight-asian="bold" style:font-style-complex="italic" style:font-weight-complex="bold"/>
    </style:style>
    <style:style style:name="T14" style:family="text">
      <style:text-properties fo:font-size="20pt" fo:font-style="italic" fo:font-weight="bold" officeooo:rsid="002156dc" style:font-style-asian="italic" style:font-weight-asian="bold" style:font-style-complex="italic" style:font-weight-complex="bold"/>
    </style:style>
    <style:style style:name="T15" style:family="text">
      <style:text-properties fo:font-size="20pt" fo:font-style="italic" fo:font-weight="bold" officeooo:rsid="002410d9" style:font-style-asian="italic" style:font-weight-asian="bold" style:font-style-complex="italic" style:font-weight-complex="bold"/>
    </style:style>
    <style:style style:name="T16" style:family="text">
      <style:text-properties fo:font-size="20pt" fo:font-weight="bold" style:font-size-asian="20pt" style:font-weight-asian="bold" style:font-size-complex="20pt" style:font-weight-complex="bold"/>
    </style:style>
    <style:style style:name="T17" style:family="text">
      <style:text-properties fo:font-size="20pt" fo:language="pl" fo:country="PL" fo:font-style="normal" fo:font-weight="normal" officeooo:rsid="004020b7" style:font-size-asian="20pt" style:font-style-asian="normal" style:font-weight-asian="normal" style:font-size-complex="20pt" style:font-style-complex="normal" style:font-weight-complex="normal"/>
    </style:style>
    <style:style style:name="T18" style:family="text">
      <style:text-properties fo:font-size="20pt" fo:language="pl" fo:country="PL" fo:font-style="normal" fo:font-weight="normal" officeooo:rsid="0036ebb3" style:font-style-asian="normal" style:font-weight-asian="normal" style:font-style-complex="normal" style:font-weight-complex="normal"/>
    </style:style>
    <style:style style:name="T19" style:family="text">
      <style:text-properties fo:font-size="20pt" fo:language="pl" fo:country="PL" fo:font-style="normal" fo:font-weight="bold" officeooo:rsid="004020b7" style:font-size-asian="20pt" style:font-style-asian="normal" style:font-weight-asian="bold" style:font-size-complex="20pt" style:font-style-complex="normal" style:font-weight-complex="bold"/>
    </style:style>
    <style:style style:name="T20" style:family="text">
      <style:text-properties fo:font-size="20pt" fo:language="pl" fo:country="PL" fo:font-style="normal" fo:font-weight="bold" officeooo:rsid="0036ebb3" style:font-style-asian="normal" style:font-weight-asian="bold" style:font-style-complex="normal" style:font-weight-complex="bold"/>
    </style:style>
    <style:style style:name="T21" style:family="text">
      <style:text-properties fo:font-size="20pt" fo:font-style="normal" fo:font-weight="bold" officeooo:rsid="00185ceb" style:font-size-asian="20pt" style:font-style-asian="normal" style:font-weight-asian="bold" style:font-size-complex="20pt" style:font-style-complex="normal" style:font-weight-complex="bold"/>
    </style:style>
    <style:style style:name="T22" style:family="text">
      <style:text-properties fo:font-size="20pt" fo:font-style="normal" fo:font-weight="bold" officeooo:rsid="003a718d" style:font-size-asian="20pt" style:font-style-asian="normal" style:font-weight-asian="bold" style:font-size-complex="20pt" style:font-style-complex="normal" style:font-weight-complex="bold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style="italic" officeooo:rsid="0033093e" style:font-style-asian="italic" style:font-style-complex="italic"/>
    </style:style>
    <style:style style:name="T25" style:family="text">
      <style:text-properties fo:font-style="italic" style:text-underline-style="solid" style:text-underline-width="auto" style:text-underline-color="font-color" fo:font-weight="bold" officeooo:rsid="0033093e" style:font-style-asian="italic" style:font-weight-asian="bold" style:font-style-complex="italic" style:font-weight-complex="bold"/>
    </style:style>
    <style:style style:name="T26" style:family="text">
      <style:text-properties fo:font-style="italic" fo:font-weight="bold" style:font-style-asian="italic" style:font-weight-asian="bold" style:font-style-complex="italic" style:font-weight-complex="bold"/>
    </style:style>
    <style:style style:name="T27" style:family="text">
      <style:text-properties fo:font-style="italic" fo:font-weight="bold" officeooo:rsid="002156dc" style:font-style-asian="italic" style:font-weight-asian="bold" style:font-style-complex="italic" style:font-weight-complex="bold"/>
    </style:style>
    <style:style style:name="T28" style:family="text">
      <style:text-properties fo:font-style="italic" fo:font-weight="bold" officeooo:rsid="002410d9" style:font-style-asian="italic" style:font-weight-asian="bold" style:font-style-complex="italic" style:font-weight-complex="bold"/>
    </style:style>
    <style:style style:name="T29" style:family="text">
      <style:text-properties fo:font-style="italic" fo:font-weight="bold" officeooo:rsid="00185ceb" style:font-style-asian="italic" style:font-weight-asian="bold" style:font-style-complex="italic" style:font-weight-complex="bold"/>
    </style:style>
    <style:style style:name="T30" style:family="text">
      <style:text-properties fo:font-style="italic" fo:font-weight="bold" officeooo:rsid="001d710d" style:font-style-asian="italic" style:font-weight-asian="bold" style:font-style-complex="italic" style:font-weight-complex="bold"/>
    </style:style>
    <style:style style:name="T31" style:family="text">
      <style:text-properties fo:font-weight="normal" style:font-weight-asian="normal" style:font-weight-complex="normal"/>
    </style:style>
    <style:style style:name="T32" style:family="text">
      <style:text-properties fo:font-weight="normal" officeooo:rsid="00402444" style:font-weight-asian="normal" style:font-weight-complex="normal"/>
    </style:style>
    <style:style style:name="T33" style:family="text">
      <style:text-properties fo:font-size="16pt" fo:language="pl" fo:country="PL" fo:font-style="normal" fo:font-weight="bold" officeooo:rsid="0036ebb3" style:font-style-asian="normal" style:font-weight-asian="bold" style:font-style-complex="normal" style:font-weight-complex="bold"/>
    </style:style>
    <style:style style:name="T34" style:family="text">
      <style:text-properties fo:font-size="16pt" fo:language="pl" fo:country="PL" fo:font-style="normal" fo:font-weight="normal" officeooo:rsid="0036ebb3" style:font-style-asian="normal" style:font-weight-asian="normal" style:font-style-complex="normal" style:font-weight-complex="normal"/>
    </style:style>
    <style:style style:name="T35" style:family="text">
      <style:text-properties officeooo:rsid="00348589"/>
    </style:style>
    <style:style style:name="T36" style:family="text">
      <style:text-properties officeooo:rsid="0035a29c"/>
    </style:style>
    <style:style style:name="T37" style:family="text">
      <style:text-properties officeooo:rsid="0039040a"/>
    </style:style>
    <style:style style:name="T38" style:family="text">
      <style:text-properties fo:font-size="22pt"/>
    </style:style>
    <style:style style:name="T39" style:family="text">
      <style:text-properties fo:font-size="22pt" fo:font-style="italic" style:font-style-asian="italic" style:font-style-complex="italic"/>
    </style:style>
    <style:style style:name="T40" style:family="text">
      <style:text-properties fo:font-size="22pt" fo:font-style="italic" fo:font-weight="bold" style:font-style-asian="italic" style:font-weight-asian="bold" style:font-style-complex="italic" style:font-weight-complex="bold"/>
    </style:style>
    <style:style style:name="T41" style:family="text">
      <style:text-properties fo:font-size="22pt" fo:font-style="italic" fo:font-weight="bold" officeooo:rsid="002156dc" style:font-style-asian="italic" style:font-weight-asian="bold" style:font-style-complex="italic" style:font-weight-complex="bold"/>
    </style:style>
    <style:style style:name="T42" style:family="text">
      <style:text-properties fo:font-size="22pt" fo:font-style="italic" fo:font-weight="bold" officeooo:rsid="002410d9" style:font-style-asian="italic" style:font-weight-asian="bold" style:font-style-complex="italic" style:font-weight-complex="bold"/>
    </style:style>
    <style:style style:name="T43" style:family="text">
      <style:text-properties fo:font-size="22pt" fo:font-style="italic" fo:font-weight="bold" officeooo:rsid="00185ceb" style:font-style-asian="italic" style:font-weight-asian="bold" style:font-style-complex="italic" style:font-weight-complex="bold"/>
    </style:style>
    <style:style style:name="T44" style:family="text">
      <style:text-properties fo:font-size="22pt" fo:font-style="italic" fo:font-weight="bold" officeooo:rsid="001d710d" style:font-style-asian="italic" style:font-weight-asian="bold" style:font-style-complex="italic" style:font-weight-complex="bold"/>
    </style:style>
    <style:style style:name="T45" style:family="text">
      <style:text-properties fo:font-size="22pt" officeooo:rsid="00199bcf"/>
    </style:style>
    <style:style style:name="T46" style:family="text">
      <style:text-properties fo:font-size="22pt" officeooo:rsid="00185ceb"/>
    </style:style>
    <style:style style:name="T47" style:family="text">
      <style:text-properties fo:font-size="22pt" officeooo:rsid="0041d754"/>
    </style:style>
    <style:style style:name="T48" style:family="text">
      <style:text-properties fo:font-size="22pt" officeooo:rsid="001d710d"/>
    </style:style>
    <style:style style:name="T49" style:family="text">
      <style:text-properties fo:font-size="22pt" officeooo:rsid="002156dc"/>
    </style:style>
    <style:style style:name="T50" style:family="text">
      <style:text-properties fo:font-size="22pt" fo:language="pl" fo:country="PL" fo:font-style="normal" fo:font-weight="bold" officeooo:rsid="0036ebb3" style:font-style-asian="normal" style:font-weight-asian="bold" style:font-style-complex="normal" style:font-weight-complex="bold"/>
    </style:style>
    <style:style style:name="T51" style:family="text">
      <style:text-properties fo:font-size="22pt" fo:language="pl" fo:country="PL" fo:font-style="normal" fo:font-weight="normal" officeooo:rsid="0036ebb3" style:font-style-asian="normal" style:font-weight-asian="normal" style:font-style-complex="normal" style:font-weight-complex="normal"/>
    </style:style>
    <style:style style:name="T52" style:family="text">
      <style:text-properties fo:font-size="22pt" fo:font-style="normal" fo:font-weight="bold" officeooo:rsid="00185ceb" style:font-style-asian="normal" style:font-weight-asian="bold" style:font-style-complex="normal" style:font-weight-complex="bold"/>
    </style:style>
    <style:style style:name="T53" style:family="text">
      <style:text-properties fo:font-size="22pt" fo:font-style="normal" fo:font-weight="bold" officeooo:rsid="003a718d" style:font-style-asian="normal" style:font-weight-asian="bold" style:font-style-complex="normal" style:font-weight-complex="bold"/>
    </style:style>
    <style:style style:name="T54" style:family="text">
      <style:text-properties fo:font-size="22pt" fo:font-weight="bold" style:font-weight-asian="bold" style:font-weight-complex="bold"/>
    </style:style>
    <style:style style:name="T55" style:family="text">
      <style:text-properties fo:font-size="22pt" officeooo:rsid="00402444"/>
    </style:style>
    <style:style style:name="T56" style:family="text">
      <style:text-properties officeooo:rsid="003ec0c0"/>
    </style:style>
    <style:style style:name="T57" style:family="text">
      <style:text-properties officeooo:rsid="00199bcf"/>
    </style:style>
    <style:style style:name="T58" style:family="text">
      <style:text-properties officeooo:rsid="00185ceb"/>
    </style:style>
    <style:style style:name="T59" style:family="text">
      <style:text-properties fo:font-size="24pt"/>
    </style:style>
    <style:style style:name="T60" style:family="text">
      <style:text-properties fo:font-size="24pt" officeooo:rsid="00199bcf"/>
    </style:style>
    <style:style style:name="T61" style:family="text">
      <style:text-properties fo:font-size="24pt" officeooo:rsid="00185ceb"/>
    </style:style>
    <style:style style:name="T62" style:family="text">
      <style:text-properties fo:font-size="24pt" officeooo:rsid="0041d754"/>
    </style:style>
    <style:style style:name="T63" style:family="text">
      <style:text-properties fo:font-size="24pt" officeooo:rsid="001d710d"/>
    </style:style>
    <style:style style:name="T64" style:family="text">
      <style:text-properties fo:font-size="24pt" officeooo:rsid="002156dc"/>
    </style:style>
    <style:style style:name="T65" style:family="text">
      <style:text-properties fo:font-size="24pt" fo:font-style="italic" fo:font-weight="bold" style:font-style-asian="italic" style:font-weight-asian="bold" style:font-style-complex="italic" style:font-weight-complex="bold"/>
    </style:style>
    <style:style style:name="T66" style:family="text">
      <style:text-properties fo:font-size="24pt" fo:font-style="italic" fo:font-weight="bold" officeooo:rsid="002156dc" style:font-style-asian="italic" style:font-weight-asian="bold" style:font-style-complex="italic" style:font-weight-complex="bold"/>
    </style:style>
    <style:style style:name="T67" style:family="text">
      <style:text-properties fo:font-size="24pt" fo:font-style="italic" fo:font-weight="bold" officeooo:rsid="002410d9" style:font-style-asian="italic" style:font-weight-asian="bold" style:font-style-complex="italic" style:font-weight-complex="bold"/>
    </style:style>
    <style:style style:name="T68" style:family="text">
      <style:text-properties fo:font-size="24pt" fo:font-style="italic" fo:font-weight="bold" officeooo:rsid="00185ceb" style:font-style-asian="italic" style:font-weight-asian="bold" style:font-style-complex="italic" style:font-weight-complex="bold"/>
    </style:style>
    <style:style style:name="T69" style:family="text">
      <style:text-properties fo:font-size="24pt" fo:font-style="italic" fo:font-weight="bold" officeooo:rsid="001d710d" style:font-style-asian="italic" style:font-weight-asian="bold" style:font-style-complex="italic" style:font-weight-complex="bold"/>
    </style:style>
    <style:style style:name="T70" style:family="text">
      <style:text-properties fo:font-size="24pt" fo:font-style="normal" fo:font-weight="bold" officeooo:rsid="00185ceb" style:font-style-asian="normal" style:font-weight-asian="bold" style:font-style-complex="normal" style:font-weight-complex="bold"/>
    </style:style>
    <style:style style:name="T71" style:family="text">
      <style:text-properties fo:font-size="24pt" fo:font-style="normal" fo:font-weight="bold" officeooo:rsid="003a718d" style:font-style-asian="normal" style:font-weight-asian="bold" style:font-style-complex="normal" style:font-weight-complex="bold"/>
    </style:style>
    <style:style style:name="T72" style:family="text">
      <style:text-properties fo:font-size="24pt" fo:font-weight="bold" style:font-weight-asian="bold" style:font-weight-complex="bold"/>
    </style:style>
    <style:style style:name="T73" style:family="text">
      <style:text-properties fo:font-size="24pt" officeooo:rsid="00402444"/>
    </style:style>
    <style:style style:name="T74" style:family="text">
      <style:text-properties fo:font-size="26pt"/>
    </style:style>
    <style:style style:name="T75" style:family="text">
      <style:text-properties fo:font-size="26pt" officeooo:rsid="00199bcf"/>
    </style:style>
    <style:style style:name="T76" style:family="text">
      <style:text-properties fo:font-size="26pt" officeooo:rsid="00185ceb"/>
    </style:style>
    <style:style style:name="T77" style:family="text">
      <style:text-properties fo:font-size="26pt" officeooo:rsid="0041d754"/>
    </style:style>
    <style:style style:name="T78" style:family="text">
      <style:text-properties fo:font-size="26pt" fo:font-style="italic" fo:font-weight="bold" style:font-style-asian="italic" style:font-weight-asian="bold" style:font-style-complex="italic" style:font-weight-complex="bold"/>
    </style:style>
    <style:style style:name="T79" style:family="text">
      <style:text-properties fo:font-size="26pt" fo:font-style="italic" fo:font-weight="bold" officeooo:rsid="002156dc" style:font-style-asian="italic" style:font-weight-asian="bold" style:font-style-complex="italic" style:font-weight-complex="bold"/>
    </style:style>
    <style:style style:name="T80" style:family="text">
      <style:text-properties fo:font-size="26pt" fo:font-style="italic" fo:font-weight="bold" officeooo:rsid="002410d9" style:font-style-asian="italic" style:font-weight-asian="bold" style:font-style-complex="italic" style:font-weight-complex="bold"/>
    </style:style>
    <style:style style:name="T81" style:family="text">
      <style:text-properties fo:font-size="26pt" fo:font-style="italic" fo:font-weight="bold" officeooo:rsid="00185ceb" style:font-style-asian="italic" style:font-weight-asian="bold" style:font-style-complex="italic" style:font-weight-complex="bold"/>
    </style:style>
    <style:style style:name="T82" style:family="text">
      <style:text-properties fo:font-size="26pt" fo:font-style="italic" fo:font-weight="bold" officeooo:rsid="001d710d" style:font-style-asian="italic" style:font-weight-asian="bold" style:font-style-complex="italic" style:font-weight-complex="bold"/>
    </style:style>
    <style:style style:name="T83" style:family="text">
      <style:text-properties fo:font-size="26pt" fo:font-style="normal" fo:font-weight="bold" officeooo:rsid="00185ceb" style:font-style-asian="normal" style:font-weight-asian="bold" style:font-style-complex="normal" style:font-weight-complex="bold"/>
    </style:style>
    <style:style style:name="T84" style:family="text">
      <style:text-properties fo:font-size="26pt" fo:font-style="normal" fo:font-weight="bold" officeooo:rsid="003a718d" style:font-style-asian="normal" style:font-weight-asian="bold" style:font-style-complex="normal" style:font-weight-complex="bold"/>
    </style:style>
    <style:style style:name="T85" style:family="text">
      <style:text-properties fo:font-size="26pt" fo:font-weight="bold" style:font-weight-asian="bold" style:font-weight-complex="bold"/>
    </style:style>
    <style:style style:name="T86" style:family="text">
      <style:text-properties fo:font-size="26pt" officeooo:rsid="00402444"/>
    </style:style>
    <style:style style:name="T87" style:family="text">
      <style:text-properties officeooo:rsid="0041d754"/>
    </style:style>
    <style:style style:name="T88" style:family="text">
      <style:text-properties fo:font-size="28pt"/>
    </style:style>
    <style:style style:name="T89" style:family="text">
      <style:text-properties fo:font-size="28pt" officeooo:rsid="00199bcf"/>
    </style:style>
    <style:style style:name="T90" style:family="text">
      <style:text-properties fo:font-size="28pt" officeooo:rsid="00185ceb"/>
    </style:style>
    <style:style style:name="T91" style:family="text">
      <style:text-properties fo:font-size="28pt" officeooo:rsid="0041d754"/>
    </style:style>
    <style:style style:name="T92" style:family="text">
      <style:text-properties fo:font-size="28pt" fo:font-style="italic" fo:font-weight="bold" style:font-style-asian="italic" style:font-weight-asian="bold" style:font-style-complex="italic" style:font-weight-complex="bold"/>
    </style:style>
    <style:style style:name="T93" style:family="text">
      <style:text-properties fo:font-size="28pt" fo:font-style="italic" fo:font-weight="bold" officeooo:rsid="002156dc" style:font-style-asian="italic" style:font-weight-asian="bold" style:font-style-complex="italic" style:font-weight-complex="bold"/>
    </style:style>
    <style:style style:name="T94" style:family="text">
      <style:text-properties fo:font-size="28pt" fo:font-style="italic" fo:font-weight="bold" officeooo:rsid="002410d9" style:font-style-asian="italic" style:font-weight-asian="bold" style:font-style-complex="italic" style:font-weight-complex="bold"/>
    </style:style>
    <style:style style:name="T95" style:family="text">
      <style:text-properties fo:font-size="28pt" fo:font-style="italic" fo:font-weight="bold" officeooo:rsid="00185ceb" style:font-style-asian="italic" style:font-weight-asian="bold" style:font-style-complex="italic" style:font-weight-complex="bold"/>
    </style:style>
    <style:style style:name="T96" style:family="text">
      <style:text-properties fo:font-size="28pt" fo:font-style="italic" fo:font-weight="bold" officeooo:rsid="001d710d" style:font-style-asian="italic" style:font-weight-asian="bold" style:font-style-complex="italic" style:font-weight-complex="bold"/>
    </style:style>
    <style:style style:name="T97" style:family="text">
      <style:text-properties fo:font-size="28pt" fo:font-style="normal" fo:font-weight="bold" officeooo:rsid="00185ceb" style:font-style-asian="normal" style:font-weight-asian="bold" style:font-style-complex="normal" style:font-weight-complex="bold"/>
    </style:style>
    <style:style style:name="T98" style:family="text">
      <style:text-properties fo:font-size="28pt" fo:font-style="normal" fo:font-weight="bold" officeooo:rsid="003a718d" style:font-style-asian="normal" style:font-weight-asian="bold" style:font-style-complex="normal" style:font-weight-complex="bold"/>
    </style:style>
    <style:style style:name="T99" style:family="text">
      <style:text-properties fo:font-size="28pt" fo:font-weight="bold" style:font-weight-asian="bold" style:font-weight-complex="bold"/>
    </style:style>
    <style:style style:name="T100" style:family="text">
      <style:text-properties fo:font-size="28pt" officeooo:rsid="00402444"/>
    </style:style>
    <style:style style:name="T101" style:family="text">
      <style:text-properties fo:font-size="30pt"/>
    </style:style>
    <style:style style:name="T102" style:family="text">
      <style:text-properties fo:font-size="30pt" officeooo:rsid="00199bcf"/>
    </style:style>
    <style:style style:name="T103" style:family="text">
      <style:text-properties fo:font-size="30pt" officeooo:rsid="00185ceb"/>
    </style:style>
    <style:style style:name="T104" style:family="text">
      <style:text-properties fo:font-size="30pt" officeooo:rsid="0041d754"/>
    </style:style>
    <style:style style:name="T105" style:family="text">
      <style:text-properties fo:font-size="30pt" fo:font-style="italic" fo:font-weight="bold" style:font-style-asian="italic" style:font-weight-asian="bold" style:font-style-complex="italic" style:font-weight-complex="bold"/>
    </style:style>
    <style:style style:name="T106" style:family="text">
      <style:text-properties fo:font-size="30pt" fo:font-style="italic" fo:font-weight="bold" officeooo:rsid="002156dc" style:font-style-asian="italic" style:font-weight-asian="bold" style:font-style-complex="italic" style:font-weight-complex="bold"/>
    </style:style>
    <style:style style:name="T107" style:family="text">
      <style:text-properties fo:font-size="30pt" fo:font-style="italic" fo:font-weight="bold" officeooo:rsid="002410d9" style:font-style-asian="italic" style:font-weight-asian="bold" style:font-style-complex="italic" style:font-weight-complex="bold"/>
    </style:style>
    <style:style style:name="T108" style:family="text">
      <style:text-properties fo:font-size="30pt" fo:font-style="italic" fo:font-weight="bold" officeooo:rsid="00185ceb" style:font-style-asian="italic" style:font-weight-asian="bold" style:font-style-complex="italic" style:font-weight-complex="bold"/>
    </style:style>
    <style:style style:name="T109" style:family="text">
      <style:text-properties fo:font-size="30pt" fo:font-style="italic" fo:font-weight="bold" officeooo:rsid="001d710d" style:font-style-asian="italic" style:font-weight-asian="bold" style:font-style-complex="italic" style:font-weight-complex="bold"/>
    </style:style>
    <style:style style:name="T110" style:family="text">
      <style:text-properties fo:font-size="30pt" fo:font-style="normal" fo:font-weight="bold" officeooo:rsid="00185ceb" style:font-style-asian="normal" style:font-weight-asian="bold" style:font-style-complex="normal" style:font-weight-complex="bold"/>
    </style:style>
    <style:style style:name="T111" style:family="text">
      <style:text-properties fo:font-size="30pt" fo:font-style="normal" fo:font-weight="bold" officeooo:rsid="003a718d" style:font-style-asian="normal" style:font-weight-asian="bold" style:font-style-complex="normal" style:font-weight-complex="bold"/>
    </style:style>
    <style:style style:name="T112" style:family="text">
      <style:text-properties fo:font-size="30pt" fo:font-weight="bold" style:font-weight-asian="bold" style:font-weight-complex="bold"/>
    </style:style>
    <style:style style:name="T113" style:family="text">
      <style:text-properties fo:font-size="30pt" officeooo:rsid="00402444"/>
    </style:style>
    <style:style style:name="T114" style:family="text">
      <style:text-properties fo:font-size="32pt"/>
    </style:style>
    <style:style style:name="T115" style:family="text">
      <style:text-properties fo:font-size="32pt" officeooo:rsid="00199bcf"/>
    </style:style>
    <style:style style:name="T116" style:family="text">
      <style:text-properties fo:font-size="32pt" officeooo:rsid="00185ceb"/>
    </style:style>
    <style:style style:name="T117" style:family="text">
      <style:text-properties fo:font-size="32pt" officeooo:rsid="0041d754"/>
    </style:style>
    <style:style style:name="T118" style:family="text">
      <style:text-properties fo:font-size="32pt" fo:font-style="italic" fo:font-weight="bold" style:font-style-asian="italic" style:font-weight-asian="bold" style:font-style-complex="italic" style:font-weight-complex="bold"/>
    </style:style>
    <style:style style:name="T119" style:family="text">
      <style:text-properties fo:font-size="32pt" fo:font-style="italic" fo:font-weight="bold" officeooo:rsid="002156dc" style:font-style-asian="italic" style:font-weight-asian="bold" style:font-style-complex="italic" style:font-weight-complex="bold"/>
    </style:style>
    <style:style style:name="T120" style:family="text">
      <style:text-properties fo:font-size="32pt" fo:font-style="italic" fo:font-weight="bold" officeooo:rsid="002410d9" style:font-style-asian="italic" style:font-weight-asian="bold" style:font-style-complex="italic" style:font-weight-complex="bold"/>
    </style:style>
    <style:style style:name="T121" style:family="text">
      <style:text-properties officeooo:rsid="001d710d"/>
    </style:style>
    <style:style style:name="T122" style:family="text">
      <style:text-properties officeooo:rsid="002156dc"/>
    </style:style>
    <style:style style:name="T123" style:family="text">
      <style:text-properties fo:font-size="34pt" fo:font-style="italic" fo:font-weight="bold" style:font-style-asian="italic" style:font-weight-asian="bold" style:font-style-complex="italic" style:font-weight-complex="bold"/>
    </style:style>
    <style:style style:name="T124" style:family="text">
      <style:text-properties fo:font-size="34pt" fo:font-style="italic" fo:font-weight="bold" officeooo:rsid="002156dc" style:font-style-asian="italic" style:font-weight-asian="bold" style:font-style-complex="italic" style:font-weight-complex="bold"/>
    </style:style>
    <style:style style:name="T125" style:family="text">
      <style:text-properties fo:font-size="34pt" fo:font-style="italic" fo:font-weight="bold" officeooo:rsid="002410d9" style:font-style-asian="italic" style:font-weight-asian="bold" style:font-style-complex="italic" style:font-weight-complex="bold"/>
    </style:style>
    <style:style style:name="T126" style:family="text">
      <style:text-properties fo:language="pl" fo:country="PL" fo:font-style="normal" fo:font-weight="bold" officeooo:rsid="0036ebb3" style:font-style-asian="normal" style:font-weight-asian="bold" style:font-style-complex="normal" style:font-weight-complex="bold"/>
    </style:style>
    <style:style style:name="T127" style:family="text">
      <style:text-properties fo:language="pl" fo:country="PL" fo:font-style="normal" fo:font-weight="normal" officeooo:rsid="0036ebb3" style:font-style-asian="normal" style:font-weight-asian="normal" style:font-style-complex="normal" style:font-weight-complex="normal"/>
    </style:style>
    <style:style style:name="T128" style:family="text">
      <style:text-properties fo:font-size="18pt" fo:language="pl" fo:country="PL" fo:font-style="normal" fo:font-weight="bold" officeooo:rsid="0036ebb3" style:font-style-asian="normal" style:font-weight-asian="bold" style:font-style-complex="normal" style:font-weight-complex="bold"/>
    </style:style>
    <style:style style:name="T129" style:family="text">
      <style:text-properties fo:font-size="18pt" fo:language="pl" fo:country="PL" fo:font-style="normal" fo:font-weight="normal" officeooo:rsid="0036ebb3" style:font-style-asian="normal" style:font-weight-asian="normal" style:font-style-complex="normal" style:font-weight-complex="normal"/>
    </style:style>
    <style:style style:name="T130" style:family="text">
      <style:text-properties fo:font-style="normal" fo:font-weight="bold" officeooo:rsid="00185ceb" style:font-style-asian="normal" style:font-weight-asian="bold" style:font-style-complex="normal" style:font-weight-complex="bold"/>
    </style:style>
    <style:style style:name="T131" style:family="text">
      <style:text-properties fo:font-style="normal" fo:font-weight="bold" officeooo:rsid="003a718d" style:font-style-asian="normal" style:font-weight-asian="bold" style:font-style-complex="normal" style:font-weight-complex="bold"/>
    </style:style>
    <style:style style:name="T132" style:family="text">
      <style:text-properties officeooo:rsid="00402444"/>
    </style:style>
    <style:style style:name="T133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20pt" fo:letter-spacing="normal" fo:language="pl" fo:country="PL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DejaVu Sans" style:font-size-asian="16pt" style:language-asian="zh" style:country-asian="CN" style:font-style-asian="normal" style:font-weight-asian="bold" style:font-name-complex="DejaVu Sans" style:font-size-complex="20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134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8pt" fo:letter-spacing="normal" fo:language="pl" fo:country="PL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DejaVu Sans" style:font-size-asian="15pt" style:language-asian="zh" style:country-asian="CN" style:font-style-asian="normal" style:font-weight-asian="bold" style:font-name-complex="DejaVu Sans" style:font-size-complex="18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135" style:family="text">
      <style:text-properties fo:font-variant="normal" fo:text-transform="none" fo:color="#c9211e" loext:opacity="100%" style:text-outline="false" style:text-line-through-style="none" style:text-line-through-type="none" style:text-position="0% 100%" style:font-name="Liberation Serif" fo:font-size="18pt" fo:letter-spacing="normal" fo:language="pl" fo:country="PL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ejaVu Sans" style:font-size-asian="15pt" style:language-asian="zh" style:country-asian="CN" style:font-style-asian="normal" style:font-weight-asian="normal" style:font-name-complex="DejaVu 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36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8pt" fo:letter-spacing="normal" fo:language="pl" fo:country="PL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ejaVu Sans" style:font-size-asian="15pt" style:language-asian="zh" style:country-asian="CN" style:font-style-asian="normal" style:font-weight-asian="normal" style:font-name-complex="DejaVu 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37" style:family="text">
      <style:text-properties fo:font-variant="normal" fo:text-transform="none" fo:color="#81d41a" loext:opacity="100%" style:text-outline="false" style:text-line-through-style="none" style:text-line-through-type="none" style:text-position="0% 100%" style:font-name="Liberation Serif" fo:font-size="18pt" fo:letter-spacing="normal" fo:language="pl" fo:country="PL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ejaVu Sans" style:font-size-asian="15pt" style:language-asian="zh" style:country-asian="CN" style:font-style-asian="normal" style:font-weight-asian="normal" style:font-name-complex="DejaVu 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38" style:family="text">
      <style:text-properties fo:font-size="21pt" style:font-size-asian="18pt" style:font-size-complex="21pt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4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5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marker-start="" draw:marker-end="Arrowheads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textarea-horizontal-align="center" draw:textarea-vertical-align="botto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svg:stroke-width="0.0417in" svg:stroke-color="#000000" draw:marker-start-width="0.2016in" draw:marker-end-width="0.2016in" draw:fill-color="#ffffff" draw:textarea-horizontal-align="justify" draw:textarea-vertical-align="top" draw:auto-grow-height="false" fo:min-height="2.1319in" fo:min-width="5.5835in" fo:padding-top="0.0209in" fo:padding-bottom="0.0209in" fo:padding-left="0.0209in" fo:padding-right="0.0209in" style:writing-mode="lr-tb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svg:stroke-color="#000000" draw:fill="none" draw:fill-color="#ffffff" fo:min-height="2.725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102">Pod</text:span><text:span text:style-name="T101">stawy rachunkowości (</text:span><text:span text:style-name="T103">wykłady</text:span><text:span text:style-name="T101">) </text:span><text:span text:style-name="T103">(2023/1</text:span><text:span text:style-name="T104">0</text:span><text:span text:style-name="T103">/11)</text:span></text:p>
      <text:p text:style-name="P22"><text:span text:style-name="T26">Istota współczesnej rachunkowości, wykład 1</text:span></text:p>
      <text:p text:style-name="P17">Rachunkowość jest zarządzaniem finansów, jest potrzebną dla rozmów z finansystami.</text:p>
      <text:p text:style-name="P16"><text:span text:style-name="T26">Literatura: </text:span></text:p>
      <text:list text:style-name="L1">
        <text:list-item>
          <text:p text:style-name="P18">Rachunkowość na tle rozwaiązań międzynarodowych (Difin, 2007)</text:p>
        </text:list-item>
        <text:list-item>
          <text:p text:style-name="P18">Rachunkowość. Zasady prowadzenia po przystąpieniu do UE.</text:p>
        </text:list-item>
        <text:list-item>
          <text:p text:style-name="P18">Wzorcowy wykaz kont. Komentarz do znowelizowaniej ustawy o rachunkowości</text:p>
        </text:list-item>
      </text:list>
      <text:p text:style-name="P16"><text:span text:style-name="T26">Pojęcie rachunkowości:</text:span></text:p>
      <text:p text:style-name="P5">Rachunkowość to system gromadzenia I przetwarzania daych oraz prezentowania informacji ekonomiczno-finansowych.</text:p>
      <text:p text:style-name="P19">Współczesny podział rachunkowości:</text:p>
      <text:list text:style-name="L2">
        <text:list-item>
          <text:p text:style-name="P20">Teoria Rachunkowości</text:p>
        </text:list-item>
        <text:list-item>
          <text:p text:style-name="P20">Polityka Rachunkowości</text:p>
        </text:list-item>
        <text:list-item>
          <text:p text:style-name="P20">Praktyka Rachunkowości </text:p>
        </text:list-item>
      </text:list>
      <text:p text:style-name="P19">Rachunkowość stosowaną w praktyce można podzielić na:</text:p>
      <text:list text:style-name="L3">
        <text:list-item>
          <text:p text:style-name="P21">Rachunkowość finasowa</text:p>
        </text:list-item>
        <text:list-item>
          <text:p text:style-name="P21">Rachunkowość zarządcza</text:p>
        </text:list-item>
      </text:list>
      <text:p text:style-name="P19">Cechy rachunkowości:</text:p>
      <text:list text:style-name="L4">
        <text:list-item>
          <text:p text:style-name="P23">Wartościowe opisywanie procesów I operacji gospodarczych</text:p>
        </text:list-item>
        <text:list-item>
          <text:p text:style-name="P23">Stosowanie metody bilansowej</text:p>
        </text:list-item>
        <text:list-item>
          <text:p text:style-name="P23">Stosowanie reguły podwójnego zapisy</text:p>
        </text:list-item>
        <text:list-item>
          <text:p text:style-name="P23">Stosowanie KONTA</text:p>
        </text:list-item>
        <text:list-item>
          <text:p text:style-name="P23">Obowiązek udokumentowania zapisów stwierdzających fakt wystąpięnia operacji gospodarczej</text:p>
        </text:list-item>
        <text:list-item>
          <text:p text:style-name="P23">Weryfikacja zapisów za pomocą inwentaryzacji.</text:p>
        </text:list-item>
        <text:list-item>
          <text:p text:style-name="P23">Zachowanie ciągłości bilansowej, dzięki stosowaniu metody “od bilansu do bilansu”</text:p>
        </text:list-item>
      </text:list>
      <text:p text:style-name="P1"><text:span text:style-name="T60">Pod</text:span><text:span text:style-name="T59">stawy rachunkowości (</text:span><text:span text:style-name="T61">wykłady</text:span><text:span text:style-name="T59">) </text:span><text:span text:style-name="T61">(2023/1</text:span><text:span text:style-name="T62">0</text:span><text:span text:style-name="T61">/1</text:span><text:span text:style-name="T63">8</text:span><text:span text:style-name="T61">)</text:span></text:p>
      <text:p text:style-name="P24"><text:span text:style-name="T61">Z</text:span><text:span text:style-name="T59">akres Rachunkowości</text:span></text:p>
      <text:p text:style-name="P6">1. <text:span text:style-name="T23">Przyjęte zasady rachunkowości</text:span>:</text:p>
      <text:list text:style-name="L5">
        <text:list-item>
          <text:p text:style-name="P7">zakladowy plan kont</text:p>
        </text:list-item>
        <text:list-item>
          <text:p text:style-name="P7">wykaz stosowanych ksiąg rachunkowych</text:p>
        </text:list-item>
        <text:list-item>
          <text:p text:style-name="P7">dokumentacja systemu przetwarzania danych przy pomocy komputera</text:p>
        </text:list-item>
      </text:list>
      <text:p text:style-name="P6">2. <text:span text:style-name="T23">Prowadzenie ksiąg rachunkowych</text:span></text:p>
      <text:list text:style-name="L6">
        <text:list-item>
          <text:p text:style-name="P8">dziennik</text:p>
        </text:list-item>
        <text:list-item>
          <text:p text:style-name="P8">konta księgi głównej</text:p>
        </text:list-item>
        <text:list-item>
          <text:p text:style-name="P8">konta księgi pomocniczych</text:p>
        </text:list-item>
        <text:list-item>
          <text:p text:style-name="P9">wykaz składnikow aktywów I pasywów (inwentarz)</text:p>
        </text:list-item>
      </text:list>
      <text:p text:style-name="P10">3. <text:span text:style-name="T23">Inwentaryzacja</text:span>, czyli okresowe ustałanie I sprawdzanie stanów aktywów I pasywów</text:p>
      <text:p text:style-name="P10">4. <text:span text:style-name="T23">Wycena aktywów o pasyswów </text:span>oraz ustalanie wyniku finansowego</text:p>
      <text:p text:style-name="P10">5. <text:span text:style-name="T23">Sprorządzanie sprawodzań finansowych</text:span>:</text:p>
      <text:list text:style-name="L7">
        <text:list-item>
          <text:p text:style-name="P11">bilans</text:p>
        </text:list-item>
        <text:list-item>
          <text:p text:style-name="P11">rachunek zysków I strat</text:p>
        </text:list-item>
        <text:list-item>
          <text:p text:style-name="P11">informacja dadatkowa</text:p>
        </text:list-item>
        <text:list-item>
          <text:p text:style-name="P11">rachunek przepływów pieniężnych</text:p>
        </text:list-item>
      </text:list>
      <text:p text:style-name="P12">6. <text:span text:style-name="T23">Gromadzenia I przechowywanie dowodów księgowych I pozostałej dokumentacji</text:span>:</text:p>
      <text:list text:style-name="L8">
        <text:list-item>
          <text:p text:style-name="P13">dowody księgowe</text:p>
        </text:list-item>
        <text:list-item>
          <text:p text:style-name="P13">księgi rachunkowe</text:p>
        </text:list-item>
        <text:list-item>
          <text:p text:style-name="P13">dokumenty inwentaryzacyjne</text:p>
        </text:list-item>
        <text:list-item>
          <text:p text:style-name="P13">sprawozdania finansowe</text:p>
        </text:list-item>
      </text:list>
      <text:p text:style-name="P12">7. <text:span text:style-name="T23">Badanie I ogłaszenie </text:span>sprawozdań finansowych</text:p>
      <text:p text:style-name="P25"><text:span text:style-name="T64">Zasady </text:span><text:span text:style-name="T59">Rachunkowości:</text:span></text:p>
      <text:list text:style-name="L9">
        <text:list-item>
          <text:p text:style-name="P14">wiernego obrazy</text:p>
        </text:list-item>
        <text:list-item>
          <text:p text:style-name="P14">konynuacji działalności</text:p>
        </text:list-item>
        <text:list-item>
          <text:p text:style-name="P14">ciągłości</text:p>
        </text:list-item>
        <text:list-item>
          <text:p text:style-name="P14">memoralową</text:p>
        </text:list-item>
        <text:list-item>
          <text:p text:style-name="P14">ostrożnej wyceny</text:p>
        </text:list-item>
        <text:list-item>
          <text:p text:style-name="P14">współmierności</text:p>
        </text:list-item>
        <text:list-item>
          <text:p text:style-name="P15">istotności</text:p>
        </text:list-item>
        <text:list-item>
          <text:p text:style-name="P15">wyższości treści nad formą</text:p>
        </text:list-item>
        <text:list-item>
          <text:p text:style-name="P15">peryodyzacji</text:p>
        </text:list-item>
      </text:list>
      <text:p text:style-name="P65"><text:soft-page-break/><text:span text:style-name="T124">Podmiot </text:span><text:span text:style-name="T123">Rachunkowości:</text:span></text:p>
      <text:p text:style-name="P67">Podmiotami Rachunkowości są podmioty, które prowadzą rachunkowość niezależnie od tego, jakiego radzaju procesy gospodarcze w nuch występują.</text:p>
      <text:list text:style-name="L10">
        <text:list-item>
          <text:p text:style-name="P68">Spółki handlowe (osobowe/kapitalowe)</text:p>
        </text:list-item>
        <text:list-item>
          <text:p text:style-name="P68">Spółki cywilne</text:p>
        </text:list-item>
        <text:list-item>
          <text:p text:style-name="P68">Osysby fizyczne I Spółki cywilne osob fizycznych</text:p>
        </text:list-item>
        <text:list-item>
          <text:p text:style-name="P68">Jednostki organizacyjne na podstawie prawa bankowego/prawa o publicznym obrocie papierami wartościowymi I fundoszach powierhiczych, przepisów o funduszach onwestycyjnych, </text:p>
        </text:list-item>
        <text:list-item>
          <text:p text:style-name="P68">(--)</text:p>
        </text:list-item>
      </text:list>
      <text:p text:style-name="P66"><text:span text:style-name="T125">Struktura majątku jednostki</text:span><text:span text:style-name="T123">:</text:span></text:p>
      <text:p text:style-name="P26">Majątek jednostki</text:p>
      <text:p text:style-name="P27">Ujęcie rzeczowe aktywa <text:s text:c="25"/>Ujęcie rzeczowe pasywa</text:p>
      <text:p text:style-name="P69"><draw:frame text:anchor-type="paragraph" draw:z-index="0" draw:name="Text Frame 1" draw:style-name="gr5" draw:text-style-name="P84" svg:width="2.5496in" svg:height="4.5531in" svg:x="0.1335in" svg:y="0.1028in"><draw:text-box><text:p><text:span text:style-name="T138">Aktywa trwałe:</text:span></text:p><text:p/><text:p><text:span text:style-name="T138">* Wartości niematerialne I prawne</text:span></text:p><text:p><text:span text:style-name="T138">* Rzeczowe aktywa trwale</text:span></text:p><text:p><text:span text:style-name="T138">* Należności długoterminowe</text:span></text:p><text:p><text:span text:style-name="T138">* Inwestycje długoterminowe</text:span></text:p><text:p><text:span text:style-name="T138">* Długoterminowe rozliczenia międzyokresowe</text:span></text:p></draw:text-box></draw:frame></text:p>
      <text:p text:style-name="P69"/>
      <text:p text:style-name="P69"/>
      <text:p text:style-name="P69"/>
      <text:p text:style-name="P69"/>
      <text:p text:style-name="P69"/>
      <text:p text:style-name="P76"/>
      <text:p text:style-name="P4"><text:soft-page-break/>Operacje gospodarcze I ich udokumentowanie (25/10/2023)</text:p>
      <text:p text:style-name="P53"><text:span text:style-name="T23">Zdarzenia gospodarcze </text:span>stanowią wszystkie fakty, czynności I zjawiska dotyczące działakności gospodarczej podmiotu.</text:p>
      <text:p text:style-name="P53"><text:span text:style-name="T23">Operacje gospodarcze </text:span>to takie zdarzenia, które są wyrażone wartościowo I powodują zmiany w strukturze majątku firmy. <text:span text:style-name="T24">Operacje gospodarcze wywierają wpływ </text:span><text:span text:style-name="T25">zawsze na dwa </text:span><text:span text:style-name="T24">składniki majątkowe.</text:span></text:p>
      <text:list xml:id="list1649273413" text:style-name="L11">
        <text:list-item>
          <text:p text:style-name="P33">Bilansowe (<text:span text:style-name="T31">maja wpływ na składniki bilansu</text:span>)</text:p>
        </text:list-item>
      </text:list>
      <text:list text:style-name="L12">
        <text:list-item>
          <text:list>
            <text:list-item>
              <text:p text:style-name="P34">Aktywne</text:p>
            </text:list-item>
            <text:list-item>
              <text:p text:style-name="P34">Pasywne</text:p>
            </text:list-item>
            <text:list-item>
              <text:p text:style-name="P34">Aktywno-pasywne</text:p>
            </text:list-item>
          </text:list>
        </text:list-item>
      </text:list>
      <text:list text:continue-list="list1649273413" text:style-name="L11">
        <text:list-item>
          <text:p text:style-name="P33">Niebilansowe/<text:span text:style-name="T35">wynikowe</text:span> (<text:span text:style-name="T31">maja wpływ na efekty dzialalności firmy</text:span>)</text:p>
        </text:list-item>
      </text:list>
      <text:list text:style-name="L13">
        <text:list-item>
          <text:list>
            <text:list-item>
              <text:p text:style-name="P35">Kosztowe</text:p>
            </text:list-item>
            <text:list-item>
              <text:p text:style-name="P35">Przychodowe</text:p>
            </text:list-item>
          </text:list>
        </text:list-item>
      </text:list>
      <text:p text:style-name="P36">Operacje gospodarcze bilansowe:</text:p>
      <text:list text:style-name="L14">
        <text:list-item>
          <text:p text:style-name="P43"><text:span text:style-name="T36">A</text:span>ktywna (Jeden składnik aktywów zwiększa się, drugi zmniejsza się, a suma bilansowa pozostaje bez zmian (np. przekazano do kasy banku)</text:p>
        </text:list-item>
        <text:list-item>
          <text:p text:style-name="P43"><text:span text:style-name="T36">P</text:span>asywna (?? teorytyczny typ ??)</text:p>
        </text:list-item>
        <text:list-item>
          <text:p text:style-name="P43"><text:span text:style-name="T36">A</text:span>ktywno-pasywna zwiększająca sumę bilansową <text:span text:style-name="T36">(</text:span>obydwa składniki zwiększają się, i suma bilansowa też się zwiększa (np. zaciągnięto kredyt bankowy, który wpłynął na rachunek bankowy<text:span text:style-name="T36">)</text:span></text:p>
          <text:p text:style-name="P43">(A1 + (A2 + Q) + … + An = (P1 + Q) + P2 + … + Pn)</text:p>
        </text:list-item>
        <text:list-item>
          <text:p text:style-name="P43"><text:span text:style-name="T36">A</text:span>ktywno-pasywna zmniejszająca sumę bilansową (Operacja powoduje zminawy w jednym skladniku aktywów i w drugim skladniku pasywów<text:span text:style-name="T36">)</text:span></text:p>
        </text:list-item>
      </text:list>
      <text:p text:style-name="P44"/>
      <text:p text:style-name="P36">Operacje gospodarcze wynikowe <text:span text:style-name="T31">mają wpływ na efekty działalności firmy.</text:span></text:p>
      <text:p text:style-name="P37"><text:soft-page-break/>Dowód księgowy <text:span text:style-name="T31">to pisemnie stwierdzenie dokonania operacji gospodarczej sporządzone w określonej formie i w ujęciu wartościowym, podlegające ewidencji księgowej.</text:span></text:p>
      <text:p text:style-name="P62">Podział dowodów według kryterium rodzajów operacji gospodarczych </text:p>
      <text:p text:style-name="P32">Dowody operacji pieniężnych – bankowe <text:span text:style-name="T31">(bezgotówkowe):</text:span></text:p>
      <text:list text:style-name="L15">
        <text:list-item>
          <text:p text:style-name="P45">polecenie przelewu</text:p>
        </text:list-item>
        <text:list-item>
          <text:p text:style-name="P45">bankowy dowód wpłaty</text:p>
        </text:list-item>
        <text:list-item>
          <text:p text:style-name="P45">wyciąg bankowy</text:p>
        </text:list-item>
      </text:list>
      <text:p text:style-name="P28"><text:span text:style-name="T50">Dowody operacji pieniężnych – kasowe </text:span><text:span text:style-name="T51">(gotówkowe):</text:span></text:p>
      <text:list text:style-name="L16">
        <text:list-item>
          <text:p text:style-name="P46">kasa przyjmuje (KP)</text:p>
        </text:list-item>
        <text:list-item>
          <text:p text:style-name="P46">kasa wypłaca (KW)</text:p>
        </text:list-item>
        <text:list-item>
          <text:p text:style-name="P46">czeki gotówkowe</text:p>
        </text:list-item>
        <text:list-item>
          <text:p text:style-name="P46">raport kasowy (RK)</text:p>
        </text:list-item>
      </text:list>
      <text:p text:style-name="P38">Dowody materialowe (magazynowe):</text:p>
      <text:list text:style-name="L17">
        <text:list-item>
          <text:p text:style-name="P47">dowód przyjęcia z zewnątrz (Pz)</text:p>
        </text:list-item>
        <text:list-item>
          <text:p text:style-name="P47">dowód wydania na zewnątrz (Wz)</text:p>
        </text:list-item>
        <text:list-item>
          <text:p text:style-name="P47">dowód wydania wewnętrznego (Rw)</text:p>
        </text:list-item>
        <text:list-item>
          <text:p text:style-name="P47">zwrot wewnętrzny (Zw)</text:p>
        </text:list-item>
        <text:list-item>
          <text:p text:style-name="P47">przesunięcua międzymagazynowe (Mm)</text:p>
        </text:list-item>
      </text:list>
      <text:p text:style-name="P39">Dowody <text:span text:style-name="T37">zakupy/sprzedaży:</text:span></text:p>
      <text:list text:style-name="L18">
        <text:list-item>
          <text:p text:style-name="P48">Faktura VAT</text:p>
        </text:list-item>
        <text:list-item>
          <text:p text:style-name="P48">Faktura korygująca VAT</text:p>
        </text:list-item>
      </text:list>
      <text:p text:style-name="P40">Dowody placowe i rozliczeń z pracownikami:</text:p>
      <text:list text:style-name="L19">
        <text:list-item>
          <text:p text:style-name="P49">lista płac (Lp)</text:p>
        </text:list-item>
        <text:list-item>
          <text:p text:style-name="P49">rozliczenie zaliczki</text:p>
        </text:list-item>
        <text:list-item>
          <text:p text:style-name="P49">rachunek kosztów podróży słuzbowych</text:p>
        </text:list-item>
      </text:list>
      <text:p text:style-name="P41">Dowody stanu i ruchu środków trwałych:</text:p>
      <text:list text:style-name="L20">
        <text:list-item>
          <text:p text:style-name="P50">Przyjęcie środków trwałych (OT)</text:p>
        </text:list-item>
        <text:list-item>
          <text:p text:style-name="P50">Przekazanie środków trwałych (PT)</text:p>
        </text:list-item>
        <text:list-item>
          <text:p text:style-name="P50">likwidacja środków trwałych</text:p>
          <text:p text:style-name="P42">Inne:</text:p>
        </text:list-item>
        <text:list-item>
          <text:p text:style-name="P51">Polecenie księgowania (Pk)</text:p>
        </text:list-item>
        <text:list-item>
          <text:p text:style-name="P51">nota księgowa</text:p>
        </text:list-item>
      </text:list>
      <text:p text:style-name="P2"><text:soft-page-break/><text:span text:style-name="T97">Opracowanie </text:span><text:span text:style-name="T98">dowodów księgowych </text:span><text:span text:style-name="T95">(2023/11/</text:span><text:span text:style-name="T96">8</text:span><text:span text:style-name="T95">)</text:span></text:p>
      <text:p text:style-name="P78"/>
      <text:p text:style-name="P70">Opracowanie dowodów księgowych <text:span text:style-name="T32">determinuje drogę tych dowodów od chwili sporządzenia lub wpływu do podmiotu aż do momentu ich dekretacji przekazania do zaksięgowania i złożenia archiwium</text:span></text:p>
      <text:p text:style-name="P71">Etapy opracowania dowodów księgowych</text:p>
      <text:list text:style-name="L21">
        <text:list-item>
          <text:p text:style-name="P73">Kontrola</text:p>
        </text:list-item>
        <text:list-item>
          <text:p text:style-name="P72">Dekretacja</text:p>
        </text:list-item>
        <text:list-item>
          <text:p text:style-name="P72">Segregacja</text:p>
        </text:list-item>
        <text:list-item>
          <text:p text:style-name="P72">Numerowanie</text:p>
          <text:p text:style-name="P74">Kontrola <text:span text:style-name="T31">dowodów księgowych polega na zprawdzeniu dowodów księgowych pod wzgłędem </text:span>merytorycznym, formalnym <text:span text:style-name="T31">i </text:span>rachunkowym.</text:p>
        </text:list-item>
      </text:list>
      <text:p text:style-name="P60"><text:span text:style-name="T99">Dekretacja </text:span><text:span text:style-name="T88">polega na </text:span><text:span text:style-name="T100">podaniu właściwych numerów kont</text:span></text:p>
      <text:p text:style-name="P60"><text:span text:style-name="T99">Segregacja </text:span><text:span text:style-name="T88">dowodów księgowych polega na podziale dowodów księgowych na jednorodne grupy rodzajowe (np. dokumenty kasowe, bankowe materiałowe), albo według urządzeń księgowych (rejestry).</text:span></text:p>
      <text:p text:style-name="P60"><text:span text:style-name="T99">Numerowanie </text:span><text:span text:style-name="T88">dowodów księgowych polkega na nadaniu dowodóm księgowym numerów, pod którymi zostaną one zaewidencjonowane.</text:span></text:p>
      <text:p text:style-name="P77"/>
      <text:p text:style-name="P75">Ewidencja operacji gospodarczej <text:s/><text:span text:style-name="T39">(15/11/2023)</text:span></text:p>
      <text:p text:style-name="P31">Konto księgowe <text:span text:style-name="T31">to urządzenie ewidencujne służące do bieżącego ujmowania operacji gospodarczych w ujęciu wartościowym.</text:span></text:p>
      <text:p text:style-name="P31">Elementy konta:</text:p>
      <text:list text:style-name="L22">
        <text:list-item>
          <text:p text:style-name="P29">symbol i nazwa <text:span text:style-name="T31">nadania mu w zakładowym planie kont</text:span></text:p>
        </text:list-item>
        <text:list-item>
          <text:p text:style-name="P29">dwie przeciwstawne strony:</text:p>
        </text:list-item>
      </text:list>
      <text:list text:style-name="L23">
        <text:list-item>
          <text:list>
            <text:list-item>
              <text:p text:style-name="P30"><text:s/>„Winien” <text:span text:style-name="T31">(Wn) lub </text:span>„Debet” <text:span text:style-name="T31">(Dt)</text:span></text:p>
            </text:list-item>
            <text:list-item>
              <text:p text:style-name="P30"><draw:custom-shape text:anchor-type="paragraph" draw:z-index="1" draw:name="Shape 1" draw:style-name="gr4" draw:text-style-name="P83" svg:width="5.5835in" svg:height="2.1323in" svg:x="0.6965in" svg:y="0.739in"><text:p text:style-name="P82"><text:span text:style-name="T135">Wn</text:span><text:span text:style-name="T136"> (</text:span><text:span text:style-name="T137">Dt</text:span><text:span text:style-name="T136">) %nazwa konta% (</text:span><text:span text:style-name="T137">Ct</text:span><text:span text:style-name="T136">) </text:span><text:span text:style-name="T135">Ma</text:span></text:p><draw:enhanced-geometry svg:viewBox="0 0 21600 21600" draw:type="rectangle" draw:enhanced-path="M 0 0 L 21600 0 21600 21600 0 21600 0 0 Z N"/></draw:custom-shape><draw:line text:anchor-type="paragraph" draw:z-index="2" draw:name="Horizontal line 1" draw:style-name="gr2" draw:text-style-name="P79" svg:x1="0.7028in" svg:y1="1.0638in" svg:x2="6.2862in" svg:y2="1.0638in"><text:p/></draw:line><draw:line text:anchor-type="paragraph" draw:z-index="3" draw:name="Vertical line 1" draw:style-name="gr2" draw:text-style-name="P79" svg:x1="3.4154in" svg:y1="2.889in" svg:x2="3.4154in" svg:y2="1.0063in"><text:p/></draw:line><text:s/>„Ma” <text:span text:style-name="T31">lub </text:span>„Credit” <text:span text:style-name="T31">(Ct)</text:span></text:p>
            </text:list-item>
          </text:list>
        </text:list-item>
      </text:list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31">Etapy funkcjonowania konta księgowego</text:p>
      <text:p text:style-name="P56">Założenie→Otwarcie→Księgowanie operacji → Zamknięcie</text:p>
      <text:p text:style-name="P63">Założenie:</text:p>
      <text:p text:style-name="P56">Wpisanie jego nazwy (która określa jego treść ekonomiczną) oraz symbołu cyfrowego z zakładowego planu kont.</text:p>
      <text:p text:style-name="P63">Otwarcie:</text:p>
      <text:p text:style-name="P56">Zaksięgowanie stanu początkowego („Sp”) z bilansu otwarcia (BO), a jeżeli dany składnik nie występuje w bilansie otwarcia, to zaksięhowanie pierwszej związanej z num operacji gospodarczej.</text:p>
      <text:p text:style-name="P63">Księgowanie operacji:</text:p>
      <text:p text:style-name="P56">Dokonywanie zapisów operacji gospodarczych, uwzględnuające:</text:p>
      <text:list text:style-name="L24">
        <text:list-item>
          <text:p text:style-name="P54"><text:s/>datę operacji gospodarczej</text:p>
        </text:list-item>
        <text:list-item>
          <text:p text:style-name="P54"><text:s/>numer i symbol dowodu księgowego dokumentającego daną operację gospodarczą</text:p>
        </text:list-item>
        <text:list-item>
          <text:p text:style-name="P54"><text:s/>krótką treść charakteryzującą daną operację gospodarczą</text:p>
        </text:list-item>
        <text:list-item>
          <text:p text:style-name="P55"><text:s/>wartość (kwotę) tej operacji gospodarcz<text:span text:style-name="T56">ej</text:span></text:p>
        </text:list-item>
        <text:list-item>
          <text:p text:style-name="P54"><text:s/>numer ewidencujny</text:p>
        </text:list-item>
      </text:list>
      <text:p text:style-name="P63"><text:soft-page-break/>Zamknięcie:</text:p>
      <text:p text:style-name="P59">Podsumowanie stron konta i ustałenie sałda końcowego („Sk”)</text:p>
      <text:list text:style-name="L25">
        <text:list-item>
          <text:p text:style-name="P57"><text:span text:style-name="T23"><text:s/>ustałanie obrótów konta </text:span>(podsumowanie obu stron konta)</text:p>
        </text:list-item>
        <text:list-item>
          <text:p text:style-name="P57"><text:s/><text:span text:style-name="T23">ustałanie salda końcowego </text:span>(różnicy pomiędzy obrotami)</text:p>
        </text:list-item>
        <text:list-item>
          <text:p text:style-name="P57"><text:s/><text:span text:style-name="T23">zapisanie salda końcowego </text:span>na stronie wykazującej mniejszą sumę (łaczne kwoty po obu stronach konta stają się równe)</text:p>
        </text:list-item>
        <text:list-item>
          <text:p text:style-name="P61"><text:span text:style-name="T17"><text:s/></text:span><text:span text:style-name="T19">dwuktotnym podkreśleniiu </text:span><text:span text:style-name="T17">zrównoważonych obrotów konta</text:span></text:p>
        </text:list-item>
      </text:list>
      <text:p text:style-name="P63"/>
      <text:p text:style-name="P64">Reguła podwójnego zapisu:</text:p>
      <text:p text:style-name="P59">Każda operacja gospodarcza musi być księgowana zawsze:</text:p>
      <text:list text:style-name="L26">
        <text:list-item>
          <text:p text:style-name="P58">na dwóch kontach</text:p>
        </text:list-item>
        <text:list-item>
          <text:p text:style-name="P58">po przeciwnych stronach dwóch kont („Wn” na jednym, „Ma” na drugim)</text:p>
        </text:list-item>
        <text:list-item>
          <text:p text:style-name="P58">w identycznej wartości na obu kontach</text:p>
        </text:list-item>
      </text:list>
      <text:p text:style-name="P64">Zapis prosty:</text:p>
      <text:p text:style-name="P64"><draw:line text:anchor-type="paragraph" draw:z-index="4" draw:name="Vertical line 2" draw:style-name="gr2" draw:text-style-name="P79" svg:x1="1.0563in" svg:y1="0.4161in" svg:x2="1.0563in" svg:y2="2.0827in"><text:p/></draw:line><draw:line text:anchor-type="paragraph" draw:z-index="5" draw:name="Horizontal line 2" draw:style-name="gr2" draw:text-style-name="P79" svg:x1="-0.0307in" svg:y1="0.4173in" svg:x2="2.4949in" svg:y2="0.4173in"><text:p/></draw:line><draw:line text:anchor-type="paragraph" draw:z-index="6" draw:name="Horizontal line 3" draw:style-name="gr3" draw:text-style-name="P81" svg:x1="-0.0307in" svg:y1="0.4173in" svg:x2="2.4949in" svg:y2="0.4173in"><text:p text:style-name="P80"><text:span text:style-name="T133">S</text:span><text:span text:style-name="T133">p</text:span><text:span text:style-name="T133">r</text:span><text:span text:style-name="T133">z</text:span><text:span text:style-name="T133">e</text:span><text:span text:style-name="T133">d</text:span><text:span text:style-name="T133">a</text:span><text:span text:style-name="T133">ż</text:span><text:span text:style-name="T133"> </text:span><text:span text:style-name="T133">p</text:span><text:span text:style-name="T133">r</text:span><text:span text:style-name="T133">o</text:span><text:span text:style-name="T133">d</text:span><text:span text:style-name="T133">u</text:span><text:span text:style-name="T133">k</text:span><text:span text:style-name="T133">t</text:span><text:span text:style-name="T133">ó</text:span><text:span text:style-name="T133">w</text:span></text:p></draw:line><draw:line text:anchor-type="paragraph" draw:z-index="7" draw:name="Horizontal line 4" draw:style-name="gr2" draw:text-style-name="P79" svg:x1="4.1693in" svg:y1="0.4173in" svg:x2="6.6949in" svg:y2="0.4173in"><text:p/></draw:line><draw:line text:anchor-type="paragraph" draw:z-index="8" draw:name="Horizontal line 5" draw:style-name="gr3" draw:text-style-name="P81" svg:x1="4.1693in" svg:y1="0.4173in" svg:x2="6.6949in" svg:y2="0.4173in"><text:p text:style-name="P80"><text:span text:style-name="T134">Rozrachunki z odbiorcami</text:span></text:p></draw:line><draw:line text:anchor-type="paragraph" draw:z-index="9" draw:name="Vertical line 3" draw:style-name="gr2" draw:text-style-name="P79" svg:x1="5.3874in" svg:y1="0.4161in" svg:x2="5.3874in" svg:y2="2.0827in"><text:p/></draw:line><draw:line text:anchor-type="paragraph" draw:z-index="10" draw:name="Horizontal line 6" draw:style-name="gr3" draw:text-style-name="P81" svg:x1="0.4941in" svg:y1="3.1736in" svg:x2="3.0197in" svg:y2="3.1736in"><text:p text:style-name="P80"><text:span text:style-name="T133">R</text:span><text:span text:style-name="T133">o</text:span><text:span text:style-name="T133">z</text:span><text:span text:style-name="T133">r</text:span><text:span text:style-name="T133">a</text:span><text:span text:style-name="T133">c</text:span><text:span text:style-name="T133">h</text:span><text:span text:style-name="T133">u</text:span><text:span text:style-name="T133">n</text:span><text:span text:style-name="T133">k</text:span><text:span text:style-name="T133">i</text:span><text:span text:style-name="T133"> </text:span><text:span text:style-name="T133">z</text:span><text:span text:style-name="T133"> </text:span><text:span text:style-name="T133">t</text:span><text:span text:style-name="T133">y</text:span><text:span text:style-name="T133">t</text:span><text:span text:style-name="T133">u</text:span><text:span text:style-name="T133">ł</text:span><text:span text:style-name="T133">u</text:span><text:span text:style-name="T133"> </text:span><text:span text:style-name="T133">V</text:span><text:span text:style-name="T133">A</text:span><text:span text:style-name="T133">T</text:span></text:p></draw:line><draw:line text:anchor-type="paragraph" draw:z-index="11" draw:name="Vertical line 4" draw:style-name="gr2" draw:text-style-name="P79" svg:x1="1.5811in" svg:y1="3.1717in" svg:x2="1.5811in" svg:y2="4.8382in"><text:p/></draw:line><draw:line text:anchor-type="paragraph" draw:z-index="12" draw:name="Horizontal line 7" draw:style-name="gr1" draw:text-style-name="P79" svg:x1="2.9472in" svg:y1="4.3008in" svg:x2="1.8701in" svg:y2="4.3008in"><text:p/></draw:lin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Noto Sans" svg:font-family="'Noto Sans'" style:font-family-generic="roman" style:font-pitch="variable"/>
    <style:font-face style:name="OpenSymbol" svg:font-family="OpenSymbol" style:font-charset="x-symbol"/>
    <style:font-face style:name="OpenSymbol1" svg:font-family="OpenSymbol, 'Arial Unicode MS'" style:font-family-generic="roman" style:font-pitch="variable"/>
  </office:font-face-decls>
  <office:styles>
    <draw:marker draw:name="Arrowheads_20_1" draw:display-name="Arrowheads 1" svg:viewBox="0 0 20 13" svg:d="M0 13l10-13 10 13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l" fo:country="PL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pl" fo:country="PL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Drawing_20_Style" style:display-name="Default Drawing Style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erif1" style:font-family-complex="'Liberation Serif'" style:font-family-generic-complex="system" style:font-pitch-complex="variable" style:font-size-complex="12pt"/>
    </style:style>
    <style:style style:name="Object_20_without_20_fill" style:display-name="Object without fill" style:family="paragraph" style:parent-style-name="Default_20_Drawing_20_Style"/>
    <style:style style:name="Object_20_with_20_no_20_fill_20_and_20_no_20_line" style:display-name="Object with no fill and no line" style:family="paragraph" style:parent-style-name="Default_20_Drawing_20_Style"/>
    <style:style style:name="A4" style:family="paragraph" style:parent-style-name="Text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le_20_A4" style:display-name="Title A4" style:family="paragraph" style:parent-style-name="A4">
      <style:text-properties style:font-name="Noto Sans" fo:font-family="'Noto Sans'" style:font-family-generic="roman" style:font-pitch="variable" fo:font-size="44pt" style:font-size-asian="44pt"/>
    </style:style>
    <style:style style:name="Heading_20_A4" style:display-name="Heading A4" style:family="paragraph" style:parent-style-name="A4">
      <style:text-properties style:font-name="Noto Sans" fo:font-family="'Noto Sans'" style:font-family-generic="roman" style:font-pitch="variable" fo:font-size="24pt" style:font-size-asian="24pt"/>
    </style:style>
    <style:style style:name="Text_20_A4" style:display-name="Text A4" style:family="paragraph" style:parent-style-name="A4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>
      <style:text-properties style:font-name="Noto Sans" fo:font-family="'Noto Sans'" style:font-family-generic="roman" style:font-pitch="variable" fo:font-size="48pt" style:font-size-asian="48pt"/>
    </style:style>
    <style:style style:name="Title_20_A0" style:display-name="Title A0" style:family="paragraph" style:parent-style-name="A0">
      <style:text-properties style:font-name="Noto Sans" fo:font-family="'Noto Sans'" style:font-family-generic="roman" style:font-pitch="variable" fo:font-size="96pt" style:font-size-asian="96pt"/>
    </style:style>
    <style:style style:name="Heading_20_A0" style:display-name="Heading A0" style:family="paragraph" style:parent-style-name="A0">
      <style:text-properties style:font-name="Noto Sans" fo:font-family="'Noto Sans'" style:font-family-generic="roman" style:font-pitch="variable" fo:font-size="71.5pt" style:font-size-asian="71.5pt"/>
    </style:style>
    <style:style style:name="Text_20_A0" style:display-name="Text A0" style:family="paragraph" style:parent-style-name="A0">
      <style:text-properties style:font-name="Noto Sans" fo:font-family="'Noto Sans'" style:font-family-generic="roman" style:font-pitch="variable" fo:font-size="48pt" style:font-size-asian="48pt"/>
    </style:style>
    <style:style style:name="Graphic" style:family="paragraph">
      <style:text-properties style:font-name="Liberation Sans" fo:font-family="'Liberation Sans'" style:font-family-generic="roman" style:font-pitch="variable" fo:font-size="18pt" style:font-name-asian="DejaVu Sans" style:font-family-asian="'DejaVu Sans'" style:font-family-generic-asian="system" style:font-pitch-asian="variable" style:font-size-asian="18pt" style:font-name-complex="Liberation Serif1" style:font-family-complex="'Liberation Serif'" style:font-family-generic-complex="system" style:font-pitch-complex="variable" style:font-size-complex="12pt"/>
    </style:style>
    <style:style style:name="Shapes" style:family="paragraph" style:parent-style-name="Graphic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" style:family="paragraph" style:parent-style-name="Shap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Blue" style:display-name="Filled Blue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" style:family="paragraph" style:parent-style-name="Shap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Blue" style:display-name="Outlined Blue" style:family="paragraph" style:parent-style-name="Outlined">
      <style:text-properties fo:color="#355269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>
      <style:text-properties fo:color="#127622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>
      <style:text-properties fo:color="#c9211e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>
      <style:text-properties fo:color="#b47804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Lines" style:family="paragraph" style:parent-style-name="Graphic">
      <style:text-properties style:font-name="Liberation Sans" fo:font-family="'Liberation Sans'" style:font-family-generic="roman" style:font-pitch="variable" fo:font-size="18pt" style:font-size-asian="18pt"/>
    </style:style>
    <style:style style:name="Arrow_20_Line" style:display-name="Arrow Line" style:family="paragraph" style:parent-style-name="Lines">
      <style:text-properties style:font-name="Liberation Sans" fo:font-family="'Liberation Sans'" style:font-family-generic="roman" style:font-pitch="variable" fo:font-size="18pt" style:font-size-asian="18pt"/>
    </style:style>
    <style:style style:name="Dashed_20_Line" style:display-name="Dashed Line" style:family="paragraph" style:parent-style-name="Lines">
      <style:text-properties style:font-name="Liberation Sans" fo:font-family="'Liberation Sans'" style:font-family-generic="roman" style:font-pitch="variable" fo:font-size="18pt" style:font-size-asian="18pt"/>
    </style:style>
    <style:style style:name="master-page25_7e_LT_7e_Gliederung_20_1" style:display-name="master-page25~LT~Gliederung 1" style:family="paragraph">
      <style:paragraph-properties fo:margin-top="0.1965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/>
    </style:style>
    <style:style style:name="master-page25_7e_LT_7e_Gliederung_20_2" style:display-name="master-page25~LT~Gliederung 2" style:family="paragraph" style:parent-style-name="master-page25_7e_LT_7e_Gliederung_20_1">
      <style:paragraph-properties fo:margin-top="0.1575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25_7e_LT_7e_Gliederung_20_3" style:display-name="master-page25~LT~Gliederung 3" style:family="paragraph" style:parent-style-name="master-page25_7e_LT_7e_Gliederung_20_2">
      <style:paragraph-properties fo:margin-top="0.1181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25_7e_LT_7e_Gliederung_20_4" style:display-name="master-page25~LT~Gliederung 4" style:family="paragraph" style:parent-style-name="master-page25_7e_LT_7e_Gliederung_20_3">
      <style:paragraph-properties fo:margin-top="0.0783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25_7e_LT_7e_Gliederung_20_5" style:display-name="master-page25~LT~Gliederung 5" style:family="paragraph" style:parent-style-name="master-page25_7e_LT_7e_Gliederung_20_4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25_7e_LT_7e_Gliederung_20_6" style:display-name="master-page25~LT~Gliederung 6" style:family="paragraph" style:parent-style-name="master-page25_7e_LT_7e_Gliederung_20_5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25_7e_LT_7e_Gliederung_20_7" style:display-name="master-page25~LT~Gliederung 7" style:family="paragraph" style:parent-style-name="master-page25_7e_LT_7e_Gliederung_20_6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25_7e_LT_7e_Gliederung_20_8" style:display-name="master-page25~LT~Gliederung 8" style:family="paragraph" style:parent-style-name="master-page25_7e_LT_7e_Gliederung_20_7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25_7e_LT_7e_Gliederung_20_9" style:display-name="master-page25~LT~Gliederung 9" style:family="paragraph" style:parent-style-name="master-page25_7e_LT_7e_Gliederung_20_8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25_7e_LT_7e_Titel" style:display-name="master-page25~LT~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/>
    </style:style>
    <style:style style:name="master-page25_7e_LT_7e_Untertitel" style:display-name="master-page25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/>
    </style:style>
    <style:style style:name="master-page25_7e_LT_7e_Notizen" style:display-name="master-page25~LT~Notizen" style:family="paragraph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/>
    </style:style>
    <style:style style:name="master-page25_7e_LT_7e_Hintergrundobjekte" style:display-name="master-page25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erif1" style:font-family-complex="'Liberation Serif'" style:font-family-generic-complex="system" style:font-pitch-complex="variable" style:font-size-complex="12pt"/>
    </style:style>
    <style:style style:name="master-page25_7e_LT_7e_Hintergrund" style:display-name="master-page25~LT~Hintergrund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erif1" style:font-family-complex="'Liberation Serif'" style:font-family-generic-complex="system" style:font-pitch-complex="variable" style:font-size-complex="12pt"/>
    </style:style>
    <style:style style:name="default" style:family="paragraph">
      <style:text-properties style:use-window-font-color="true" loext:opacity="0%" style:font-name="FreeSans" fo:font-family="FreeSans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erif1" style:font-family-complex="'Liberation Serif'" style:font-family-generic-complex="system" style:font-pitch-complex="variable" style:font-size-complex="12pt"/>
    </style:style>
    <style:style style:name="bg-none" style:family="paragraph" style:parent-style-name="default"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gray" style:family="paragraph" style:parent-style-name="default"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dark-gray" style:family="paragraph" style:parent-style-name="default"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black" style:family="paragraph" style:parent-style-name="default">
      <style:text-properties fo:color="#ffffff" loext:opacity="100%" style:font-name="FreeSans" fo:font-family="FreeSans" style:font-family-generic="roman" style:font-pitch="variable" fo:font-size="18pt" style:letter-kerning="true" style:font-size-asian="18pt"/>
    </style:style>
    <style:style style:name="black-with-border" style:family="paragraph" style:parent-style-name="default">
      <style:text-properties fo:color="#ffffff" loext:opacity="100%" style:font-name="FreeSans" fo:font-family="FreeSans" style:font-family-generic="roman" style:font-pitch="variable" fo:font-size="18pt" style:letter-kerning="true" style:font-size-asian="18pt"/>
    </style:style>
    <style:style style:name="gray-with-border" style:family="paragraph" style:parent-style-name="default"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white" style:family="paragraph" style:parent-style-name="default"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white-with-border" style:family="paragraph" style:parent-style-name="default"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blue-title" style:family="paragraph" style:parent-style-name="default">
      <style:text-properties fo:color="#ffffff" loext:opacity="100%" style:font-name="FreeSans" fo:font-family="FreeSans" style:font-family-generic="roman" style:font-pitch="variable" fo:font-size="18pt" style:letter-kerning="true" style:font-size-asian="18pt"/>
    </style:style>
    <style:style style:name="blue-title-with-border" style:family="paragraph" style:parent-style-name="default">
      <style:text-properties fo:color="#ffffff" loext:opacity="100%" style:font-name="FreeSans" fo:font-family="FreeSans" style:font-family-generic="roman" style:font-pitch="variable" fo:font-size="18pt" style:letter-kerning="true" style:font-size-asian="18pt"/>
    </style:style>
    <style:style style:name="blue-banded" style:family="paragraph" style:parent-style-name="default"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blue-normal" style:family="paragraph" style:parent-style-name="default"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orange-title" style:family="paragraph" style:parent-style-name="default">
      <style:text-properties fo:color="#ffffff" loext:opacity="100%" style:font-name="FreeSans" fo:font-family="FreeSans" style:font-family-generic="roman" style:font-pitch="variable" fo:font-size="18pt" style:letter-kerning="true" style:font-size-asian="18pt"/>
    </style:style>
    <style:style style:name="orange-title-with-border" style:family="paragraph" style:parent-style-name="default">
      <style:text-properties fo:color="#ffffff" loext:opacity="100%" style:font-name="FreeSans" fo:font-family="FreeSans" style:font-family-generic="roman" style:font-pitch="variable" fo:font-size="18pt" style:letter-kerning="true" style:font-size-asian="18pt"/>
    </style:style>
    <style:style style:name="orange-banded" style:family="paragraph" style:parent-style-name="default"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orange-normal" style:family="paragraph" style:parent-style-name="default"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teal-title" style:family="paragraph" style:parent-style-name="default">
      <style:text-properties fo:color="#ffffff" loext:opacity="100%" style:font-name="FreeSans" fo:font-family="FreeSans" style:font-family-generic="roman" style:font-pitch="variable" fo:font-size="18pt" style:letter-kerning="true" style:font-size-asian="18pt"/>
    </style:style>
    <style:style style:name="teal-title-with-border" style:family="paragraph" style:parent-style-name="default">
      <style:text-properties fo:color="#ffffff" loext:opacity="100%" style:font-name="FreeSans" fo:font-family="FreeSans" style:font-family-generic="roman" style:font-pitch="variable" fo:font-size="18pt" style:letter-kerning="true" style:font-size-asian="18pt"/>
    </style:style>
    <style:style style:name="teal-banded" style:family="paragraph" style:parent-style-name="default"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teal-normal" style:family="paragraph" style:parent-style-name="default"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magenta-title" style:family="paragraph" style:parent-style-name="default">
      <style:text-properties fo:color="#ffffff" loext:opacity="100%" style:font-name="FreeSans" fo:font-family="FreeSans" style:font-family-generic="roman" style:font-pitch="variable" fo:font-size="18pt" style:letter-kerning="true" style:font-size-asian="18pt"/>
    </style:style>
    <style:style style:name="magenta-title-with-border" style:family="paragraph" style:parent-style-name="default">
      <style:text-properties fo:color="#ffffff" loext:opacity="100%" style:font-name="FreeSans" fo:font-family="FreeSans" style:font-family-generic="roman" style:font-pitch="variable" fo:font-size="18pt" style:letter-kerning="true" style:font-size-asian="18pt"/>
    </style:style>
    <style:style style:name="magenta-banded" style:family="paragraph" style:parent-style-name="default"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magenta-normal" style:family="paragraph" style:parent-style-name="default"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Background_20_objects" style:display-name="Background objects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erif1" style:font-family-complex="'Liberation Serif'" style:font-family-generic-complex="system" style:font-pitch-complex="variable" style:font-size-complex="12pt"/>
    </style:style>
    <style:style style:name="Background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erif1" style:font-family-complex="'Liberation Serif'" style:font-family-generic-complex="system" style:font-pitch-complex="variable" style:font-size-complex="12pt"/>
    </style:style>
    <style:style style:name="Notes" style:family="paragraph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/>
    </style:style>
    <style:style style:name="Outline_20_1" style:display-name="Outline 1" style:family="paragraph">
      <style:paragraph-properties fo:margin-top="0.1965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>
      <style:paragraph-properties fo:margin-top="0.1575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>
      <style:paragraph-properties fo:margin-top="0.1181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>
      <style:paragraph-properties fo:margin-top="0.0783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Numbering_20_Symbols" style:display-name="Numbering Symbols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erif1" style:font-family-complex="'Liberation Serif'" style:font-family-generic-complex="system" style:font-pitch-complex="variable" style:font-size-complex="12pt"/>
    </style:style>
    <style:style style:name="Bullets" style:family="paragraph">
      <style:text-properties style:font-name="OpenSymbol1" fo:font-family="OpenSymbol, 'Arial Unicode M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erif1" style:font-family-complex="'Liberation Serif'" style:font-family-generic-complex="system" style:font-pitch-complex="variable" style:font-size-complex="12pt"/>
    </style:style>
    <style:style style:name="Internet_20_Link" style:display-name="Internet Link" style:family="paragraph">
      <style:text-properties fo:color="#000080" loext:opacity="100%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Liberation Serif1" style:font-family-complex="'Liberation Serif'" style:font-family-generic-complex="system" style:font-pitch-complex="variable" style:font-size-complex="12pt"/>
    </style:style>
    <style:style style:name="master-page18_7e_LT_7e_Gliederung_20_1" style:display-name="master-page18~LT~Gliederung 1" style:family="paragraph">
      <style:paragraph-properties fo:margin-top="0.1965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/>
    </style:style>
    <style:style style:name="master-page18_7e_LT_7e_Gliederung_20_2" style:display-name="master-page18~LT~Gliederung 2" style:family="paragraph" style:parent-style-name="master-page18_7e_LT_7e_Gliederung_20_1">
      <style:paragraph-properties fo:margin-top="0.1575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18_7e_LT_7e_Gliederung_20_3" style:display-name="master-page18~LT~Gliederung 3" style:family="paragraph" style:parent-style-name="master-page18_7e_LT_7e_Gliederung_20_2">
      <style:paragraph-properties fo:margin-top="0.1181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18_7e_LT_7e_Gliederung_20_4" style:display-name="master-page18~LT~Gliederung 4" style:family="paragraph" style:parent-style-name="master-page18_7e_LT_7e_Gliederung_20_3">
      <style:paragraph-properties fo:margin-top="0.0783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8_7e_LT_7e_Gliederung_20_5" style:display-name="master-page18~LT~Gliederung 5" style:family="paragraph" style:parent-style-name="master-page18_7e_LT_7e_Gliederung_20_4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8_7e_LT_7e_Gliederung_20_6" style:display-name="master-page18~LT~Gliederung 6" style:family="paragraph" style:parent-style-name="master-page18_7e_LT_7e_Gliederung_20_5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8_7e_LT_7e_Gliederung_20_7" style:display-name="master-page18~LT~Gliederung 7" style:family="paragraph" style:parent-style-name="master-page18_7e_LT_7e_Gliederung_20_6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8_7e_LT_7e_Gliederung_20_8" style:display-name="master-page18~LT~Gliederung 8" style:family="paragraph" style:parent-style-name="master-page18_7e_LT_7e_Gliederung_20_7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8_7e_LT_7e_Gliederung_20_9" style:display-name="master-page18~LT~Gliederung 9" style:family="paragraph" style:parent-style-name="master-page18_7e_LT_7e_Gliederung_20_8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8_7e_LT_7e_Titel" style:display-name="master-page18~LT~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/>
    </style:style>
    <style:style style:name="master-page18_7e_LT_7e_Untertitel" style:display-name="master-page18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/>
    </style:style>
    <style:style style:name="master-page18_7e_LT_7e_Notizen" style:display-name="master-page18~LT~Notizen" style:family="paragraph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/>
    </style:style>
    <style:style style:name="master-page18_7e_LT_7e_Hintergrundobjekte" style:display-name="master-page18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erif1" style:font-family-complex="'Liberation Serif'" style:font-family-generic-complex="system" style:font-pitch-complex="variable" style:font-size-complex="12pt"/>
    </style:style>
    <style:style style:name="master-page18_7e_LT_7e_Hintergrund" style:display-name="master-page18~LT~Hintergrund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erif1" style:font-family-complex="'Liberation Serif'" style:font-family-generic-complex="system" style:font-pitch-complex="variable" style:font-size-complex="12pt"/>
    </style:style>
    <style:style style:name="master-page3_7e_LT_7e_Gliederung_20_1" style:display-name="master-page3~LT~Gliederung 1" style:family="paragraph">
      <style:paragraph-properties fo:margin-top="0.1965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/>
    </style:style>
    <style:style style:name="master-page3_7e_LT_7e_Gliederung_20_2" style:display-name="master-page3~LT~Gliederung 2" style:family="paragraph" style:parent-style-name="master-page3_7e_LT_7e_Gliederung_20_1">
      <style:paragraph-properties fo:margin-top="0.1575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3_7e_LT_7e_Gliederung_20_3" style:display-name="master-page3~LT~Gliederung 3" style:family="paragraph" style:parent-style-name="master-page3_7e_LT_7e_Gliederung_20_2">
      <style:paragraph-properties fo:margin-top="0.1181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3_7e_LT_7e_Gliederung_20_4" style:display-name="master-page3~LT~Gliederung 4" style:family="paragraph" style:parent-style-name="master-page3_7e_LT_7e_Gliederung_20_3">
      <style:paragraph-properties fo:margin-top="0.0783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5" style:display-name="master-page3~LT~Gliederung 5" style:family="paragraph" style:parent-style-name="master-page3_7e_LT_7e_Gliederung_20_4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6" style:display-name="master-page3~LT~Gliederung 6" style:family="paragraph" style:parent-style-name="master-page3_7e_LT_7e_Gliederung_20_5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7" style:display-name="master-page3~LT~Gliederung 7" style:family="paragraph" style:parent-style-name="master-page3_7e_LT_7e_Gliederung_20_6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8" style:display-name="master-page3~LT~Gliederung 8" style:family="paragraph" style:parent-style-name="master-page3_7e_LT_7e_Gliederung_20_7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9" style:display-name="master-page3~LT~Gliederung 9" style:family="paragraph" style:parent-style-name="master-page3_7e_LT_7e_Gliederung_20_8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Titel" style:display-name="master-page3~LT~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/>
    </style:style>
    <style:style style:name="master-page3_7e_LT_7e_Untertitel" style:display-name="master-page3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/>
    </style:style>
    <style:style style:name="master-page3_7e_LT_7e_Notizen" style:display-name="master-page3~LT~Notizen" style:family="paragraph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/>
    </style:style>
    <style:style style:name="master-page3_7e_LT_7e_Hintergrundobjekte" style:display-name="master-page3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erif1" style:font-family-complex="'Liberation Serif'" style:font-family-generic-complex="system" style:font-pitch-complex="variable" style:font-size-complex="12pt"/>
    </style:style>
    <style:style style:name="master-page3_7e_LT_7e_Hintergrund" style:display-name="master-page3~LT~Hintergrund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erif1" style:font-family-complex="'Liberation Serif'" style:font-family-generic-complex="system" style:font-pitch-complex="variable" style:font-size-complex="12pt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in" fo:page-height="16in" style:num-format="1" style:print-orientation="portrait" fo:margin-top="0.7874in" fo:margin-bottom="0.7874in" fo:margin-left="0.3209in" fo:margin-right="0.371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4T11:24:28.890262855</meta:creation-date>
    <dc:date>2023-11-21T17:07:07.460993477</dc:date>
    <meta:editing-duration>PT11H23M24S</meta:editing-duration>
    <meta:editing-cycles>37</meta:editing-cycles>
    <meta:generator>LibreOffice/7.5.8.2$Linux_X86_64 LibreOffice_project/50$Build-2</meta:generator>
    <meta:document-statistic meta:table-count="0" meta:image-count="0" meta:object-count="0" meta:page-count="8" meta:paragraph-count="159" meta:word-count="964" meta:character-count="7155" meta:non-whitespace-character-count="6408"/>
  </office:meta>
</office:document-meta>
</file>